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left="0.3937in" fo:margin-right="0.3937in" fo:text-indent="0in" style:auto-text-indent="false"/>
    </style:style>
    <style:style style:name="P3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</style:style>
    <style:style style:name="P4" style:family="paragraph" style:parent-style-name="Quotations" style:list-style-name="L8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fied Alerts Ingestion PoC Design</text:h>
      <text:h text:style-name="Heading_20_2" text:outline-level="2">Objective</text:h>
      <text:p text:style-name="Text_20_body">Create a proof-of-concept (PoC) architecture where multiple monitoring and CI/CD systems (Dynatrace, Splunk, CloudWatch, ServiceNow, Jenkins, Spinnaker, Jira) all emit alerts that flow through Kafka, get normalized, and are ingested into ClickHouse for analytics and dashboards.</text:p>
      <text:p text:style-name="Horizontal_20_Line"/>
      <text:h text:style-name="Heading_20_2" text:outline-level="2">Core Design</text:h>
      <text:h text:style-name="Heading_20_3" text:outline-level="3">1. Source Topics</text:h>
      <text:p text:style-name="Text_20_body">Each system feeds its own <text:span text:style-name="Strong_20_Emphasis">raw topic</text:span> in Kafka:</text:p>
      <text:list text:style-name="L1">
        <text:list-item>
          <text:p text:style-name="P5"><text:span text:style-name="Source_20_Text">alerts.splunk.raw</text:span></text:p>
        </text:list-item>
        <text:list-item>
          <text:p text:style-name="P5"><text:span text:style-name="Source_20_Text">alerts.dynatrace.raw</text:span></text:p>
        </text:list-item>
        <text:list-item>
          <text:p text:style-name="P5"><text:span text:style-name="Source_20_Text">alerts.cloudwatch.raw</text:span></text:p>
        </text:list-item>
        <text:list-item>
          <text:p text:style-name="P5"><text:span text:style-name="Source_20_Text">alerts.servicenow.raw</text:span></text:p>
        </text:list-item>
        <text:list-item>
          <text:p text:style-name="P5"><text:span text:style-name="Source_20_Text">alerts.jenkins.raw</text:span></text:p>
        </text:list-item>
        <text:list-item>
          <text:p text:style-name="P5"><text:span text:style-name="Source_20_Text">alerts.spinnaker.raw</text:span></text:p>
        </text:list-item>
        <text:list-item>
          <text:p text:style-name="P5"><text:span text:style-name="Source_20_Text">alerts.jira.raw</text:span></text:p>
        </text:list-item>
        <text:list-item>
          <text:p text:style-name="P5">(optional) <text:span text:style-name="Source_20_Text">alerts._dlq</text:span> for malformed events</text:p>
        </text:list-item>
      </text:list>
      <text:p text:style-name="Text_20_body"><text:span text:style-name="Strong_20_Emphasis">Ingestion connectors/patterns:</text:span></text:p>
      <text:list text:style-name="L2">
        <text:list-item>
          <text:p text:style-name="P6"><text:span text:style-name="Strong_20_Emphasis">Splunk / Dynatrace / Jenkins / Spinnaker / Jira (webhooks):</text:span> → Kafka Connect <text:span text:style-name="Strong_20_Emphasis">HTTP Source Connector</text:span></text:p>
        </text:list-item>
        <text:list-item>
          <text:p text:style-name="P6"><text:span text:style-name="Strong_20_Emphasis">CloudWatch:</text:span> → SNS → SQS → <text:span text:style-name="Strong_20_Emphasis">SQS Source Connector</text:span></text:p>
        </text:list-item>
        <text:list-item>
          <text:p text:style-name="P6"><text:span text:style-name="Strong_20_Emphasis">ServiceNow:</text:span> → <text:span text:style-name="Strong_20_Emphasis">ServiceNow Source Connector</text:span> (poll) or outbound webhook → <text:span text:style-name="Strong_20_Emphasis">HTTP Source</text:span></text:p>
        </text:list-item>
      </text:list>
      <text:p text:style-name="Horizontal_20_Line"/>
      <text:h text:style-name="Heading_20_3" text:outline-level="3">2. Normalization Layer</text:h>
      <text:p text:style-name="Text_20_body">Raw events have vendor-specific JSON. We normalize into a <text:span text:style-name="Strong_20_Emphasis">single schema</text:span> using either <text:span text:style-name="Strong_20_Emphasis">ksqlDB</text:span> or <text:span text:style-name="Strong_20_Emphasis">Flink SQL</text:span>.</text:p>
      <text:p text:style-name="Text_20_body"><text:span text:style-name="Strong_20_Emphasis">Normalized Schema (alerts.normalized.v1):</text:span></text:p>
      <text:p text:style-name="Preformatted_20_Text"><text:span text:style-name="Source_20_Text">{</text:span></text:p>
      <text:p text:style-name="Preformatted_20_Text"><text:soft-page-break/><text:span text:style-name="Source_20_Text"><text:s text:c="2"/>"source": "splunk|dynatrace|cloudwatch|servicenow|jenkins|spinnaker|jira",</text:span></text:p>
      <text:p text:style-name="Preformatted_20_Text"><text:span text:style-name="Source_20_Text"><text:s text:c="2"/>"producer": "http-source|sqs-source|connector-name",</text:span></text:p>
      <text:p text:style-name="Preformatted_20_Text"><text:span text:style-name="Source_20_Text"><text:s text:c="2"/>"status": "firing|resolved|unknown",</text:span></text:p>
      <text:p text:style-name="Preformatted_20_Text"><text:span text:style-name="Source_20_Text"><text:s text:c="2"/>"severity": "info|warn|error|critical",</text:span></text:p>
      <text:p text:style-name="Preformatted_20_Text"><text:span text:style-name="Source_20_Text"><text:s text:c="2"/>"alert_name": "string",</text:span></text:p>
      <text:p text:style-name="Preformatted_20_Text"><text:span text:style-name="Source_20_Text"><text:s text:c="2"/>"ts": "RFC3339 timestamp",</text:span></text:p>
      <text:p text:style-name="Preformatted_20_Text"><text:span text:style-name="Source_20_Text"><text:s text:c="2"/>"link": "URL to vendor system",</text:span></text:p>
      <text:p text:style-name="Preformatted_20_Text"><text:span text:style-name="Source_20_Text"><text:s text:c="2"/>"dedup_key": "stable id if available",</text:span></text:p>
      <text:p text:style-name="Preformatted_20_Text"><text:span text:style-name="Source_20_Text"><text:s text:c="2"/>"service": "billing|search|platform",</text:span></text:p>
      <text:p text:style-name="Preformatted_20_Text"><text:span text:style-name="Source_20_Text"><text:s text:c="2"/>"env": "dev|stg|prod",</text:span></text:p>
      <text:p text:style-name="Preformatted_20_Text"><text:span text:style-name="Source_20_Text"><text:s text:c="2"/>"region": "us-east-1|us-west-2",</text:span></text:p>
      <text:p text:style-name="Preformatted_20_Text"><text:span text:style-name="Source_20_Text"><text:s text:c="2"/>"labels": {"k": "v"},</text:span></text:p>
      <text:p text:style-name="Preformatted_20_Text"><text:span text:style-name="Source_20_Text"><text:s text:c="2"/>"payload": { /* raw vendor JSON */ }</text:span></text:p>
      <text:p text:style-name="P1"><text:span text:style-name="Source_20_Text">}</text:span></text:p>
      <text:p text:style-name="Text_20_body"><text:span text:style-name="Strong_20_Emphasis">Stream processing approach:</text:span></text:p>
      <text:list text:style-name="L3">
        <text:list-item>
          <text:p text:style-name="P7">Project each raw stream (<text:span text:style-name="Source_20_Text">alerts.splunk.raw</text:span>, etc.) into its normalized shape.</text:p>
        </text:list-item>
        <text:list-item>
          <text:p text:style-name="P7"><text:span text:style-name="Source_20_Text">UNION ALL</text:span> into a single topic: <text:span text:style-name="Source_20_Text">alerts.normalized.v1</text:span>.</text:p>
        </text:list-item>
        <text:list-item>
          <text:p text:style-name="P7">Optionally <text:span text:style-name="Source_20_Text">PARTITION BY dedup_key</text:span> for deduplication.</text:p>
        </text:list-item>
      </text:list>
      <text:p text:style-name="Horizontal_20_Line"/>
      <text:h text:style-name="Heading_20_3" text:outline-level="3">3. ClickHouse Ingestion</text:h>
      <text:p text:style-name="Text_20_body">ClickHouse only consumes <text:span text:style-name="Strong_20_Emphasis">one topic</text:span>: <text:span text:style-name="Source_20_Text">alerts.normalized.v1</text:span>.</text:p>
      <text:p text:style-name="Text_20_body"><text:span text:style-name="Strong_20_Emphasis">Option A: Kafka Engine + Materialized View</text:span></text:p>
      <text:p text:style-name="Preformatted_20_Text"><text:span text:style-name="Source_20_Text">CREATE TABLE observability.alerts_kafka (raw String)</text:span></text:p>
      <text:p text:style-name="Preformatted_20_Text"><text:span text:style-name="Source_20_Text">ENGINE = Kafka</text:span></text:p>
      <text:p text:style-name="Preformatted_20_Text"><text:span text:style-name="Source_20_Text">SETTINGS kafka_brokers = 'broker1:9092',</text:span></text:p>
      <text:p text:style-name="Preformatted_20_Text"><text:span text:style-name="Source_20_Text"><text:s text:c="9"/>kafka_topic_list = 'alerts.normalized.v1',</text:span></text:p>
      <text:p text:style-name="Preformatted_20_Text"><text:span text:style-name="Source_20_Text"><text:s text:c="9"/>kafka_group_name = 'ch-alerts-consumer',</text:span></text:p>
      <text:p text:style-name="Preformatted_20_Text"><text:span text:style-name="Source_20_Text"><text:s text:c="9"/>kafka_format = 'JSONEachRow';</text:span></text:p>
      <text:p text:style-name="Preformatted_20_Text"/>
      <text:p text:style-name="Preformatted_20_Text"><text:span text:style-name="Source_20_Text">CREATE TABLE observability.alerts (</text:span></text:p>
      <text:p text:style-name="Preformatted_20_Text"><text:span text:style-name="Source_20_Text"><text:s text:c="2"/>ts <text:s text:c="8"/>DateTime,</text:span></text:p>
      <text:p text:style-name="Preformatted_20_Text"><text:span text:style-name="Source_20_Text"><text:s text:c="2"/>source <text:s text:c="4"/>LowCardinality(String),</text:span></text:p>
      <text:p text:style-name="Preformatted_20_Text"><text:span text:style-name="Source_20_Text"><text:s text:c="2"/>producer <text:s text:c="2"/>LowCardinality(String),</text:span></text:p>
      <text:p text:style-name="Preformatted_20_Text"><text:span text:style-name="Source_20_Text"><text:s text:c="2"/>status <text:s text:c="4"/>LowCardinality(String),</text:span></text:p>
      <text:p text:style-name="Preformatted_20_Text"><text:span text:style-name="Source_20_Text"><text:s text:c="2"/>severity <text:s text:c="2"/>LowCardinality(String),</text:span></text:p>
      <text:p text:style-name="Preformatted_20_Text"><text:span text:style-name="Source_20_Text"><text:s text:c="2"/>alert_name LowCardinality(String),</text:span></text:p>
      <text:p text:style-name="Preformatted_20_Text"><text:span text:style-name="Source_20_Text"><text:s text:c="2"/>link <text:s text:c="6"/>String,</text:span></text:p>
      <text:p text:style-name="Preformatted_20_Text"><text:span text:style-name="Source_20_Text"><text:s text:c="2"/>dedup_key <text:s/>String,</text:span></text:p>
      <text:p text:style-name="Preformatted_20_Text"><text:span text:style-name="Source_20_Text"><text:s text:c="2"/>service <text:s text:c="3"/>LowCardinality(String),</text:span></text:p>
      <text:p text:style-name="Preformatted_20_Text"><text:span text:style-name="Source_20_Text"><text:s text:c="2"/>env <text:s text:c="7"/>LowCardinality(String),</text:span></text:p>
      <text:p text:style-name="Preformatted_20_Text"><text:span text:style-name="Source_20_Text"><text:s text:c="2"/>region <text:s text:c="4"/>LowCardinality(String),</text:span></text:p>
      <text:p text:style-name="Preformatted_20_Text"><text:span text:style-name="Source_20_Text"><text:s text:c="2"/>labels <text:s text:c="4"/>JSON,</text:span></text:p>
      <text:p text:style-name="Preformatted_20_Text"><text:span text:style-name="Source_20_Text"><text:s text:c="2"/>payload <text:s text:c="3"/>JSON</text:span></text:p>
      <text:p text:style-name="Preformatted_20_Text"><text:span text:style-name="Source_20_Text">)</text:span></text:p>
      <text:p text:style-name="Preformatted_20_Text"><text:span text:style-name="Source_20_Text">ENGINE = MergeTree</text:span></text:p>
      <text:p text:style-name="Preformatted_20_Text"><text:span text:style-name="Source_20_Text">PARTITION BY toDate(ts)</text:span></text:p>
      <text:p text:style-name="Preformatted_20_Text"><text:span text:style-name="Source_20_Text">ORDER BY (source, alert_name, ts);</text:span></text:p>
      <text:p text:style-name="Preformatted_20_Text"/>
      <text:p text:style-name="Preformatted_20_Text"><text:span text:style-name="Source_20_Text">CREATE MATERIALIZED VIEW observability.alerts_mv</text:span></text:p>
      <text:p text:style-name="Preformatted_20_Text"><text:soft-page-break/><text:span text:style-name="Source_20_Text">TO observability.alerts AS</text:span></text:p>
      <text:p text:style-name="Preformatted_20_Text"><text:span text:style-name="Source_20_Text">SELECT</text:span></text:p>
      <text:p text:style-name="Preformatted_20_Text"><text:span text:style-name="Source_20_Text"><text:s text:c="2"/>parseDateTimeBestEffort(JSON_VALUE(raw,'$.ts')) AS ts,</text:span></text:p>
      <text:p text:style-name="Preformatted_20_Text"><text:span text:style-name="Source_20_Text"><text:s text:c="2"/>JSON_VALUE(raw,'$.source') <text:s text:c="4"/>AS source,</text:span></text:p>
      <text:p text:style-name="Preformatted_20_Text"><text:span text:style-name="Source_20_Text"><text:s text:c="2"/>JSON_VALUE(raw,'$.producer') <text:s text:c="2"/>AS producer,</text:span></text:p>
      <text:p text:style-name="Preformatted_20_Text"><text:span text:style-name="Source_20_Text"><text:s text:c="2"/>JSON_VALUE(raw,'$.status') <text:s text:c="4"/>AS status,</text:span></text:p>
      <text:p text:style-name="Preformatted_20_Text"><text:span text:style-name="Source_20_Text"><text:s text:c="2"/>JSON_VALUE(raw,'$.severity') <text:s text:c="2"/>AS severity,</text:span></text:p>
      <text:p text:style-name="Preformatted_20_Text"><text:span text:style-name="Source_20_Text"><text:s text:c="2"/>JSON_VALUE(raw,'$.alert_name') AS alert_name,</text:span></text:p>
      <text:p text:style-name="Preformatted_20_Text"><text:span text:style-name="Source_20_Text"><text:s text:c="2"/>JSON_VALUE(raw,'$.link') <text:s text:c="6"/>AS link,</text:span></text:p>
      <text:p text:style-name="Preformatted_20_Text"><text:span text:style-name="Source_20_Text"><text:s text:c="2"/>JSON_VALUE(raw,'$.dedup_key') <text:s/>AS dedup_key,</text:span></text:p>
      <text:p text:style-name="Preformatted_20_Text"><text:span text:style-name="Source_20_Text"><text:s text:c="2"/>JSON_VALUE(raw,'$.service') <text:s text:c="3"/>AS service,</text:span></text:p>
      <text:p text:style-name="Preformatted_20_Text"><text:span text:style-name="Source_20_Text"><text:s text:c="2"/>JSON_VALUE(raw,'$.env') <text:s text:c="7"/>AS env,</text:span></text:p>
      <text:p text:style-name="Preformatted_20_Text"><text:span text:style-name="Source_20_Text"><text:s text:c="2"/>JSON_VALUE(raw,'$.region') <text:s text:c="4"/>AS region,</text:span></text:p>
      <text:p text:style-name="Preformatted_20_Text"><text:span text:style-name="Source_20_Text"><text:s text:c="2"/>JSON_EXTRACT(raw, '$.labels') <text:s/>AS labels,</text:span></text:p>
      <text:p text:style-name="Preformatted_20_Text"><text:span text:style-name="Source_20_Text"><text:s text:c="2"/>JSON_EXTRACT(raw) <text:s text:c="13"/>AS payload</text:span></text:p>
      <text:p text:style-name="P1"><text:span text:style-name="Source_20_Text">FROM observability.alerts_kafka;</text:span></text:p>
      <text:p text:style-name="Text_20_body"><text:span text:style-name="Strong_20_Emphasis">Option B: ClickHouse Sink Connector</text:span></text:p>
      <text:list text:style-name="L4">
        <text:list-item>
          <text:p text:style-name="P8">Directly map fields from <text:span text:style-name="Source_20_Text">alerts.normalized.v1</text:span> → <text:span text:style-name="Source_20_Text">observability.alerts</text:span>.</text:p>
        </text:list-item>
        <text:list-item>
          <text:p text:style-name="P8">Use JSON converter (schemas disabled).</text:p>
        </text:list-item>
      </text:list>
      <text:p text:style-name="Horizontal_20_Line"/>
      <text:h text:style-name="Heading_20_2" text:outline-level="2">Reliability &amp; Best Practices</text:h>
      <text:list text:style-name="L5">
        <text:list-item>
          <text:p text:style-name="P9"><text:span text:style-name="Strong_20_Emphasis">DLQ:</text:span> Route parse errors into <text:span text:style-name="Source_20_Text">alerts._dlq</text:span>.</text:p>
        </text:list-item>
        <text:list-item>
          <text:p text:style-name="P9"><text:span text:style-name="Strong_20_Emphasis">Deduplication:</text:span> Use message key = <text:span text:style-name="Source_20_Text">dedup_key</text:span>. For stronger guarantees, ClickHouse can use <text:span text:style-name="Source_20_Text">ReplacingMergeTree(dedup_key)</text:span>.</text:p>
        </text:list-item>
        <text:list-item>
          <text:p text:style-name="P9"><text:span text:style-name="Strong_20_Emphasis">Retention:</text:span> Raw topics short-lived (1–3 days). Normalized longer (7–14 days). ClickHouse is the durable store.</text:p>
        </text:list-item>
        <text:list-item>
          <text:p text:style-name="P9"><text:span text:style-name="Strong_20_Emphasis">Security:</text:span> Webhook endpoints secured with shared secret or behind an ALB with HTTPS + auth.</text:p>
        </text:list-item>
        <text:list-item>
          <text:p text:style-name="P9"><text:span text:style-name="Strong_20_Emphasis">Analytics:</text:span> Grafana ClickHouse plugin to query alerts, top-N, timelines, and drill-down via <text:span text:style-name="Source_20_Text">link</text:span> to vendor.</text:p>
        </text:list-item>
      </text:list>
      <text:p text:style-name="Horizontal_20_Line"/>
      <text:h text:style-name="Heading_20_2" text:outline-level="2">Advantages of This Design</text:h>
      <text:list text:style-name="L6">
        <text:list-item>
          <text:p text:style-name="P10"><text:span text:style-name="Strong_20_Emphasis">Separation of concerns:</text:span> Vendor-specific raw topics vs. one normalized sink.</text:p>
        </text:list-item>
        <text:list-item>
          <text:p text:style-name="P10"><text:span text:style-name="Strong_20_Emphasis">Flexibility:</text:span> Swap source connectors or vendors without changing ClickHouse schema.</text:p>
        </text:list-item>
        <text:list-item>
          <text:p text:style-name="P10"><text:span text:style-name="Strong_20_Emphasis">Cost-efficient:</text:span> ClickHouse is a cheap, fast analytical store.</text:p>
        </text:list-item>
        <text:list-item>
          <text:p text:style-name="P10"><text:span text:style-name="Strong_20_Emphasis">Scalable:</text:span> Add new vendors by creating a new raw topic + normalization step.</text:p>
        </text:list-item>
      </text:list>
      <text:p text:style-name="Horizontal_20_Line"/>
      <text:h text:style-name="Heading_20_2" text:outline-level="2"><text:soft-page-break/>Brutal Honesty</text:h>
      <text:list text:style-name="L7">
        <text:list-item>
          <text:p text:style-name="P11">This design is perfect for a <text:span text:style-name="Strong_20_Emphasis">PoC</text:span>: you’ll see alerts from many systems unified in one place with dashboards.</text:p>
        </text:list-item>
        <text:list-item>
          <text:p text:style-name="P11">It won’t replicate the AI/auto-topology features of Dynatrace or Splunk—it’s plumbing + normalization + analytics.</text:p>
        </text:list-item>
        <text:list-item>
          <text:p text:style-name="P11">ksqlDB is the quickest to prove it works; Flink is better long-term if you want watermarking, event-time joins, and richer logic.</text:p>
        </text:list-item>
      </text:list>
      <text:p text:style-name="Horizontal_20_Line"/>
      <text:h text:style-name="Heading_20_2" text:outline-level="2">Appendix: Ready-to-Deploy Connector Configs (PoC)</text:h>
      <text:p text:style-name="Quotations"><text:span text:style-name="Strong_20_Emphasis">Assumptions</text:span></text:p>
      <text:list text:style-name="L8">
        <text:list-item>
          <text:p text:style-name="P4">Kafka Connect REST API at <text:span text:style-name="Source_20_Text">http://CONNECT_HOST:8083</text:span> (replace as needed).</text:p>
        </text:list-item>
        <text:list-item>
          <text:p text:style-name="P4">Kafka brokers reachable by Connect.</text:p>
        </text:list-item>
        <text:list-item>
          <text:p text:style-name="P4">You will create one raw topic per source (see names below) and a single normalized topic <text:span text:style-name="Source_20_Text">alerts.normalized.v1</text:span>.</text:p>
        </text:list-item>
        <text:list-item>
          <text:p text:style-name="P4">For HTTP/webhook sources, place an <text:span text:style-name="Strong_20_Emphasis">auth proxy</text:span> (ALB/OIDC/API Gateway) in front if exposed externally.</text:p>
        </text:list-item>
      </text:list>
      <text:p text:style-name="Quotations"><text:span text:style-name="Strong_20_Emphasis">Register a connector</text:span> via:</text:p>
      <text:p text:style-name="P2"><text:span text:style-name="Source_20_Text">curl -s -X PUT \</text:span></text:p>
      <text:p text:style-name="P2"><text:span text:style-name="Source_20_Text"><text:s text:c="2"/>-H 'Content-Type: application/json' \</text:span></text:p>
      <text:p text:style-name="P2"><text:span text:style-name="Source_20_Text"><text:s text:c="2"/>--data @connector.json \</text:span></text:p>
      <text:p text:style-name="P3"><text:span text:style-name="Source_20_Text"><text:s text:c="2"/>http://CONNECT_HOST:8083/connectors/&lt;name&gt;/config | jq .</text:span></text:p>
      <text:h text:style-name="Heading_20_3" text:outline-level="3">1) HTTP Source Connector (shared webhook endpoint)</text:h>
      <text:p text:style-name="Text_20_body">Use a single HTTP Source Connector to receive <text:span text:style-name="Strong_20_Emphasis">Splunk, Dynatrace, Jenkins, Spinnaker, Jira</text:span> webhooks. It publishes to <text:span text:style-name="Strong_20_Emphasis">different topics by path</text:span> (supported by recent Confluent HTTP Source; if your build lacks path routing, deploy one connector per vendor with static <text:span text:style-name="Source_20_Text">kafka.topic</text:span>).</text:p>
      <text:p text:style-name="Text_20_body"><text:span text:style-name="Strong_20_Emphasis">File: </text:span><text:span text:style-name="Strong_20_Emphasis"><text:span text:style-name="Source_20_Text">http-source-alerts.json</text:span></text:span></text:p>
      <text:p text:style-name="Preformatted_20_Text"><text:span text:style-name="Source_20_Text">{</text:span></text:p>
      <text:p text:style-name="Preformatted_20_Text"><text:span text:style-name="Source_20_Text"><text:s text:c="2"/>"name": "alerts-http-source",</text:span></text:p>
      <text:p text:style-name="Preformatted_20_Text"><text:span text:style-name="Source_20_Text"><text:s text:c="2"/>"config": {</text:span></text:p>
      <text:p text:style-name="Preformatted_20_Text"><text:span text:style-name="Source_20_Text"><text:s text:c="4"/>"connector.class": "io.confluent.connect.http.HttpSourceConnector",</text:span></text:p>
      <text:p text:style-name="Preformatted_20_Text"><text:span text:style-name="Source_20_Text"><text:s text:c="4"/>"tasks.max": "2",</text:span></text:p>
      <text:p text:style-name="Preformatted_20_Text"/>
      <text:p text:style-name="Preformatted_20_Text"><text:span text:style-name="Source_20_Text"><text:s text:c="4"/>"http.port": "8080",</text:span></text:p>
      <text:p text:style-name="Preformatted_20_Text"><text:span text:style-name="Source_20_Text"><text:s text:c="4"/>"http.host": "0.0.0.0",</text:span></text:p>
      <text:p text:style-name="Preformatted_20_Text"><text:soft-page-break/><text:span text:style-name="Source_20_Text"><text:s text:c="4"/>"kafka.auth.mode": "NONE",</text:span></text:p>
      <text:p text:style-name="Preformatted_20_Text"/>
      <text:p text:style-name="Preformatted_20_Text"><text:span text:style-name="Source_20_Text"><text:s text:c="4"/>"value.converter": "org.apache.kafka.connect.storage.StringConverter",</text:span></text:p>
      <text:p text:style-name="Preformatted_20_Text"/>
      <text:p text:style-name="Preformatted_20_Text"><text:span text:style-name="Source_20_Text"><text:s text:c="4"/>"http.request.paths.to.topics": "/splunk:alerts.splunk.raw,/dynatrace:alerts.dynatrace.raw,/jenkins:alerts.jenkins.raw,/spinnaker:alerts.spinnaker.raw,/jira:alerts.jira.raw",</text:span></text:p>
      <text:p text:style-name="Preformatted_20_Text"/>
      <text:p text:style-name="Preformatted_20_Text"><text:span text:style-name="Source_20_Text"><text:s text:c="4"/>"transforms": "add_ingest_ts",</text:span></text:p>
      <text:p text:style-name="Preformatted_20_Text"><text:span text:style-name="Source_20_Text"><text:s text:c="4"/>"transforms.add_ingest_ts.type": "org.apache.kafka.connect.transforms.InsertField$Value",</text:span></text:p>
      <text:p text:style-name="Preformatted_20_Text"><text:span text:style-name="Source_20_Text"><text:s text:c="4"/>"transforms.add_ingest_ts.timestamp.field": "ingest_ts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Quotations">Post URLs (examples): <text:span text:style-name="Source_20_Text">https://YOUR_PUBLIC_URL/splunk</text:span>, <text:span text:style-name="Source_20_Text">/dynatrace</text:span>, <text:span text:style-name="Source_20_Text">/jenkins</text:span>, <text:span text:style-name="Source_20_Text">/spinnaker</text:span>, <text:span text:style-name="Source_20_Text">/jira</text:span><text:line-break/>Add an auth layer (API Gateway/API Key, ALB + OIDC, or WAF IP allow-list).</text:p>
      <text:p text:style-name="Text_20_body"><text:span text:style-name="Strong_20_Emphasis">Splunk Webhook payload (custom JSON)</text:span></text:p>
      <text:p text:style-name="Preformatted_20_Text"><text:span text:style-name="Source_20_Text">{</text:span></text:p>
      <text:p text:style-name="Preformatted_20_Text"><text:span text:style-name="Source_20_Text"><text:s text:c="2"/>"search_name": "$name$",</text:span></text:p>
      <text:p text:style-name="Preformatted_20_Text"><text:span text:style-name="Source_20_Text"><text:s text:c="2"/>"severity": "$severity$",</text:span></text:p>
      <text:p text:style-name="Preformatted_20_Text"><text:span text:style-name="Source_20_Text"><text:s text:c="2"/>"results_link": "$results.url$",</text:span></text:p>
      <text:p text:style-name="Preformatted_20_Text"><text:span text:style-name="Source_20_Text"><text:s text:c="2"/>"sid": "$sid$",</text:span></text:p>
      <text:p text:style-name="Preformatted_20_Text"><text:span text:style-name="Source_20_Text"><text:s text:c="2"/>"app": "$app$",</text:span></text:p>
      <text:p text:style-name="Preformatted_20_Text"><text:span text:style-name="Source_20_Text"><text:s text:c="2"/>"owner": "$owner$",</text:span></text:p>
      <text:p text:style-name="Preformatted_20_Text"><text:span text:style-name="Source_20_Text"><text:s text:c="2"/>"result": $result$,</text:span></text:p>
      <text:p text:style-name="Preformatted_20_Text"><text:span text:style-name="Source_20_Text"><text:s text:c="2"/>"trigger_time": "$_time$",</text:span></text:p>
      <text:p text:style-name="Preformatted_20_Text"><text:span text:style-name="Source_20_Text"><text:s text:c="2"/>"labels": {"env": "prod", "service": "example"}</text:span></text:p>
      <text:p text:style-name="P1"><text:span text:style-name="Source_20_Text">}</text:span></text:p>
      <text:p text:style-name="Text_20_body"><text:span text:style-name="Strong_20_Emphasis">Dynatrace Webhook</text:span> → point to <text:span text:style-name="Source_20_Text">/dynatrace</text:span> with default problem JSON body.</text:p>
      <text:p text:style-name="Text_20_body"><text:span text:style-name="Strong_20_Emphasis">Jenkins/Jira/Spinnaker</text:span> → send JSON of your choosing; keep it simple for PoC.</text:p>
      <text:p text:style-name="Horizontal_20_Line"/>
      <text:h text:style-name="Heading_20_3" text:outline-level="3">2) AWS CloudWatch → SNS → SQS → <text:span text:style-name="Strong_20_Emphasis">SQS Source Connector</text:span></text:h>
      <text:p text:style-name="Text_20_body">Create an SNS topic subscribed to an SQS queue. Attach the <text:span text:style-name="Strong_20_Emphasis">CloudWatch Alarm</text:span> action to publish to the SNS topic.</text:p>
      <text:p text:style-name="Text_20_body"><text:span text:style-name="Strong_20_Emphasis">File: </text:span><text:span text:style-name="Strong_20_Emphasis"><text:span text:style-name="Source_20_Text">sqs-source-cloudwatch.json</text:span></text:span></text:p>
      <text:p text:style-name="Preformatted_20_Text"><text:span text:style-name="Source_20_Text">{</text:span></text:p>
      <text:p text:style-name="Preformatted_20_Text"><text:span text:style-name="Source_20_Text"><text:s text:c="2"/>"name": "alerts-sqs-source-cloudwatch",</text:span></text:p>
      <text:p text:style-name="Preformatted_20_Text"><text:span text:style-name="Source_20_Text"><text:s text:c="2"/>"config": {</text:span></text:p>
      <text:p text:style-name="Preformatted_20_Text"><text:span text:style-name="Source_20_Text"><text:s text:c="4"/>"connector.class": "io.confluent.connect.sqs.SqsSourceConnector",</text:span></text:p>
      <text:p text:style-name="Preformatted_20_Text"><text:span text:style-name="Source_20_Text"><text:s text:c="4"/>"tasks.max": "1",</text:span></text:p>
      <text:p text:style-name="Preformatted_20_Text"/>
      <text:p text:style-name="Preformatted_20_Text"><text:span text:style-name="Source_20_Text"><text:s text:c="4"/>"aws.region": "us-east-1",</text:span></text:p>
      <text:p text:style-name="Preformatted_20_Text"><text:span text:style-name="Source_20_Text"><text:s text:c="4"/>"sqs.url": "https://sqs.us-east-1.amazonaws.com/123456789012/cloudwatch-alerts",</text:span></text:p>
      <text:p text:style-name="Preformatted_20_Text"/>
      <text:p text:style-name="Preformatted_20_Text"><text:span text:style-name="Source_20_Text"><text:s text:c="4"/>"kafka.topic": "alerts.cloudwatch.raw",</text:span></text:p>
      <text:p text:style-name="Preformatted_20_Text"><text:soft-page-break/></text:p>
      <text:p text:style-name="Preformatted_20_Text"><text:span text:style-name="Source_20_Text"><text:s text:c="4"/>"value.converter": "org.apache.kafka.connect.storage.StringConverter",</text:span></text:p>
      <text:p text:style-name="Preformatted_20_Text"/>
      <text:p text:style-name="Preformatted_20_Text"><text:span text:style-name="Source_20_Text"><text:s text:c="4"/>"transforms": "add_ingest_ts",</text:span></text:p>
      <text:p text:style-name="Preformatted_20_Text"><text:span text:style-name="Source_20_Text"><text:s text:c="4"/>"transforms.add_ingest_ts.type": "org.apache.kafka.connect.transforms.InsertField$Value",</text:span></text:p>
      <text:p text:style-name="Preformatted_20_Text"><text:span text:style-name="Source_20_Text"><text:s text:c="4"/>"transforms.add_ingest_ts.timestamp.field": "ingest_ts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3" text:outline-level="3">3) ServiceNow Source (polling) <text:span text:style-name="Strong_20_Emphasis">or</text:span> Webhook via HTTP Source</text:h>
      <text:p text:style-name="Text_20_body"><text:span text:style-name="Strong_20_Emphasis">Polling approach</text:span> (least friction):</text:p>
      <text:p text:style-name="Text_20_body"><text:span text:style-name="Strong_20_Emphasis">File: </text:span><text:span text:style-name="Strong_20_Emphasis"><text:span text:style-name="Source_20_Text">servicenow-source-incidents.json</text:span></text:span></text:p>
      <text:p text:style-name="Preformatted_20_Text"><text:span text:style-name="Source_20_Text">{</text:span></text:p>
      <text:p text:style-name="Preformatted_20_Text"><text:span text:style-name="Source_20_Text"><text:s text:c="2"/>"name": "servicenow-incidents-source",</text:span></text:p>
      <text:p text:style-name="Preformatted_20_Text"><text:span text:style-name="Source_20_Text"><text:s text:c="2"/>"config": {</text:span></text:p>
      <text:p text:style-name="Preformatted_20_Text"><text:span text:style-name="Source_20_Text"><text:s text:c="4"/>"connector.class": "io.confluent.connect.servicenow.ServiceNowSourceConnector",</text:span></text:p>
      <text:p text:style-name="Preformatted_20_Text"><text:span text:style-name="Source_20_Text"><text:s text:c="4"/>"tasks.max": "1",</text:span></text:p>
      <text:p text:style-name="Preformatted_20_Text"/>
      <text:p text:style-name="Preformatted_20_Text"><text:span text:style-name="Source_20_Text"><text:s text:c="4"/>"servicenow.url": "https://YOUR_INSTANCE.service-now.com",</text:span></text:p>
      <text:p text:style-name="Preformatted_20_Text"><text:span text:style-name="Source_20_Text"><text:s text:c="4"/>"servicenow.user": "api_user",</text:span></text:p>
      <text:p text:style-name="Preformatted_20_Text"><text:span text:style-name="Source_20_Text"><text:s text:c="4"/>"servicenow.password": "********",</text:span></text:p>
      <text:p text:style-name="Preformatted_20_Text"/>
      <text:p text:style-name="Preformatted_20_Text"><text:span text:style-name="Source_20_Text"><text:s text:c="4"/>"servicenow.table": "incident",</text:span></text:p>
      <text:p text:style-name="Preformatted_20_Text"><text:span text:style-name="Source_20_Text"><text:s text:c="4"/>"servicenow.since": "2025-01-01T00:00:00Z",</text:span></text:p>
      <text:p text:style-name="Preformatted_20_Text"/>
      <text:p text:style-name="Preformatted_20_Text"><text:span text:style-name="Source_20_Text"><text:s text:c="4"/>"kafka.topic": "alerts.servicenow.raw",</text:span></text:p>
      <text:p text:style-name="Preformatted_20_Text"/>
      <text:p text:style-name="Preformatted_20_Text"><text:span text:style-name="Source_20_Text"><text:s text:c="4"/>"value.converter": "org.apache.kafka.connect.json.JsonConverter",</text:span></text:p>
      <text:p text:style-name="Preformatted_20_Text"><text:span text:style-name="Source_20_Text"><text:s text:c="4"/>"value.converter.schemas.enable": "false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Quotations">For push-mode, create an Outbound REST Message in ServiceNow to the HTTP Source <text:span text:style-name="Source_20_Text">/servicenow</text:span> path and skip this connector.</text:p>
      <text:p text:style-name="Horizontal_20_Line"/>
      <text:h text:style-name="Heading_20_3" text:outline-level="3">4) Normalization with <text:span text:style-name="Strong_20_Emphasis">ksqlDB</text:span> (PoC-fast)</text:h>
      <text:p text:style-name="Text_20_body"><text:span text:style-name="Strong_20_Emphasis">Create raw streams</text:span></text:p>
      <text:p text:style-name="Preformatted_20_Text"><text:span text:style-name="Source_20_Text">CREATE STREAM splunk_raw <text:s text:c="4"/>(raw VARCHAR) WITH (KAFKA_TOPIC='alerts.splunk.raw', <text:s text:c="4"/>VALUE_FORMAT='JSON');</text:span></text:p>
      <text:p text:style-name="Preformatted_20_Text"><text:span text:style-name="Source_20_Text">CREATE STREAM dynatrace_raw <text:s/>(raw VARCHAR) WITH (KAFKA_TOPIC='alerts.dynatrace.raw', <text:s/>VALUE_FORMAT='JSON');</text:span></text:p>
      <text:p text:style-name="Preformatted_20_Text"><text:span text:style-name="Source_20_Text">CREATE STREAM cloudwatch_raw (raw VARCHAR) WITH (KAFKA_TOPIC='alerts.cloudwatch.raw', VALUE_FORMAT='JSON');</text:span></text:p>
      <text:p text:style-name="Preformatted_20_Text"><text:span text:style-name="Source_20_Text">CREATE STREAM servicenow_raw (raw VARCHAR) WITH (KAFKA_TOPIC='alerts.servicenow.raw', VALUE_FORMAT='JSON');</text:span></text:p>
      <text:p text:style-name="Preformatted_20_Text"><text:span text:style-name="Source_20_Text">CREATE STREAM jenkins_raw <text:s text:c="3"/>(raw VARCHAR) WITH (KAFKA_TOPIC='alerts.jenkins.raw', <text:s text:c="3"/>VALUE_FORMAT='JSON');</text:span></text:p>
      <text:p text:style-name="Preformatted_20_Text"><text:soft-page-break/><text:span text:style-name="Source_20_Text">CREATE STREAM spinnaker_raw <text:s/>(raw VARCHAR) WITH (KAFKA_TOPIC='alerts.spinnaker.raw', <text:s/>VALUE_FORMAT='JSON');</text:span></text:p>
      <text:p text:style-name="P1"><text:span text:style-name="Source_20_Text">CREATE STREAM jira_raw <text:s text:c="6"/>(raw VARCHAR) WITH (KAFKA_TOPIC='alerts.jira.raw', <text:s text:c="6"/>VALUE_FORMAT='JSON');</text:span></text:p>
      <text:p text:style-name="Text_20_body"><text:span text:style-name="Strong_20_Emphasis">Normalize per source</text:span> (examples—mirror for each source):</text:p>
      <text:p text:style-name="Preformatted_20_Text"><text:span text:style-name="Source_20_Text">CREATE STREAM splunk_norm WITH (KAFKA_TOPIC='alerts.splunk.norm', VALUE_FORMAT='JSON') AS</text:span></text:p>
      <text:p text:style-name="Preformatted_20_Text"><text:span text:style-name="Source_20_Text">SELECT</text:span></text:p>
      <text:p text:style-name="Preformatted_20_Text"><text:span text:style-name="Source_20_Text"><text:s text:c="2"/>'splunk' AS source,</text:span></text:p>
      <text:p text:style-name="Preformatted_20_Text"><text:span text:style-name="Source_20_Text"><text:s text:c="2"/>'http-source' AS producer,</text:span></text:p>
      <text:p text:style-name="Preformatted_20_Text"><text:span text:style-name="Source_20_Text"><text:s text:c="2"/>'firing' AS status,</text:span></text:p>
      <text:p text:style-name="Preformatted_20_Text"><text:span text:style-name="Source_20_Text"><text:s text:c="2"/>COALESCE(JSON_EXTRACT_STRING(raw,'$.severity'),'info') AS severity,</text:span></text:p>
      <text:p text:style-name="Preformatted_20_Text"><text:span text:style-name="Source_20_Text"><text:s text:c="2"/>COALESCE(JSON_EXTRACT_STRING(raw,'$.search_name'),'splunk-alert') AS alert_name,</text:span></text:p>
      <text:p text:style-name="Preformatted_20_Text"><text:span text:style-name="Source_20_Text"><text:s text:c="2"/>COALESCE(JSON_EXTRACT_STRING(raw,'$.trigger_time'), STRINGFROMUNIXTIMESTAMP(MILLISECONDS(CURRENT_TIMESTAMP))) AS ts,</text:span></text:p>
      <text:p text:style-name="Preformatted_20_Text"><text:span text:style-name="Source_20_Text"><text:s text:c="2"/>COALESCE(JSON_EXTRACT_STRING(raw,'$.results_link'),'') AS link,</text:span></text:p>
      <text:p text:style-name="Preformatted_20_Text"><text:span text:style-name="Source_20_Text"><text:s text:c="2"/>COALESCE(JSON_EXTRACT_STRING(raw,'$.sid'),'') AS dedup_key,</text:span></text:p>
      <text:p text:style-name="Preformatted_20_Text"><text:span text:style-name="Source_20_Text"><text:s text:c="2"/>JSON_EXTRACT_STRING(raw,'$.labels.service') AS service,</text:span></text:p>
      <text:p text:style-name="Preformatted_20_Text"><text:span text:style-name="Source_20_Text"><text:s text:c="2"/>JSON_EXTRACT_STRING(raw,'$.labels.env') AS env,</text:span></text:p>
      <text:p text:style-name="Preformatted_20_Text"><text:span text:style-name="Source_20_Text"><text:s text:c="2"/>JSON_EXTRACT_STRING(raw,'$.labels.region') AS region,</text:span></text:p>
      <text:p text:style-name="Preformatted_20_Text"><text:span text:style-name="Source_20_Text"><text:s text:c="2"/>PARSE_JSON(raw) AS payload</text:span></text:p>
      <text:p text:style-name="Preformatted_20_Text"><text:span text:style-name="Source_20_Text">FROM splunk_raw EMIT CHANGES;</text:span></text:p>
      <text:p text:style-name="Preformatted_20_Text"/>
      <text:p text:style-name="Preformatted_20_Text"><text:span text:style-name="Source_20_Text">CREATE STREAM dynatrace_norm WITH (KAFKA_TOPIC='alerts.dynatrace.norm', VALUE_FORMAT='JSON') AS</text:span></text:p>
      <text:p text:style-name="Preformatted_20_Text"><text:span text:style-name="Source_20_Text">SELECT</text:span></text:p>
      <text:p text:style-name="Preformatted_20_Text"><text:span text:style-name="Source_20_Text"><text:s text:c="2"/>'dynatrace' AS source,</text:span></text:p>
      <text:p text:style-name="Preformatted_20_Text"><text:span text:style-name="Source_20_Text"><text:s text:c="2"/>'http-source' AS producer,</text:span></text:p>
      <text:p text:style-name="Preformatted_20_Text"><text:span text:style-name="Source_20_Text"><text:s text:c="2"/>LCASE(COALESCE(JSON_EXTRACT_STRING(raw,'$.State'),'firing')) AS status,</text:span></text:p>
      <text:p text:style-name="Preformatted_20_Text"><text:span text:style-name="Source_20_Text"><text:s text:c="2"/>LCASE(COALESCE(JSON_EXTRACT_STRING(raw,'$.SeverityLevel'),'warning')) AS severity,</text:span></text:p>
      <text:p text:style-name="Preformatted_20_Text"><text:span text:style-name="Source_20_Text"><text:s text:c="2"/>COALESCE(JSON_EXTRACT_STRING(raw,'$.ProblemTitle'),'dynatrace-problem') AS alert_name,</text:span></text:p>
      <text:p text:style-name="Preformatted_20_Text"><text:span text:style-name="Source_20_Text"><text:s text:c="2"/>COALESCE(JSON_EXTRACT_STRING(raw,'$.StartTime'), STRINGFROMUNIXTIMESTAMP(MILLISECONDS(CURRENT_TIMESTAMP))) AS ts,</text:span></text:p>
      <text:p text:style-name="Preformatted_20_Text"><text:span text:style-name="Source_20_Text"><text:s text:c="2"/>COALESCE(JSON_EXTRACT_STRING(raw,'$.ProblemURL'), JSON_EXTRACT_STRING(raw,'$.ProblemDetailsURL'), '') AS link,</text:span></text:p>
      <text:p text:style-name="Preformatted_20_Text"><text:span text:style-name="Source_20_Text"><text:s text:c="2"/>COALESCE(JSON_EXTRACT_STRING(raw,'$.ProblemID'),'') AS dedup_key,</text:span></text:p>
      <text:p text:style-name="Preformatted_20_Text"><text:span text:style-name="Source_20_Text"><text:s text:c="2"/>NULL AS service, NULL AS env, NULL AS region,</text:span></text:p>
      <text:p text:style-name="Preformatted_20_Text"><text:span text:style-name="Source_20_Text"><text:s text:c="2"/>PARSE_JSON(raw) AS payload</text:span></text:p>
      <text:p text:style-name="P1"><text:span text:style-name="Source_20_Text">FROM dynatrace_raw EMIT CHANGES;</text:span></text:p>
      <text:p text:style-name="Text_20_body"><text:span text:style-name="Strong_20_Emphasis">Union into the single sink topic</text:span></text:p>
      <text:p text:style-name="Preformatted_20_Text"><text:span text:style-name="Source_20_Text">CREATE STREAM alerts_normalized_v1 WITH (</text:span></text:p>
      <text:p text:style-name="Preformatted_20_Text"><text:span text:style-name="Source_20_Text"><text:s text:c="2"/>KAFKA_TOPIC='alerts.normalized.v1', VALUE_FORMAT='JSON', PARTITIONS=6</text:span></text:p>
      <text:p text:style-name="Preformatted_20_Text"><text:span text:style-name="Source_20_Text">) AS</text:span></text:p>
      <text:p text:style-name="Preformatted_20_Text"><text:span text:style-name="Source_20_Text">SELECT * FROM splunk_norm</text:span></text:p>
      <text:p text:style-name="Preformatted_20_Text"><text:span text:style-name="Source_20_Text">UNION ALL SELECT * FROM dynatrace_norm</text:span></text:p>
      <text:p text:style-name="Preformatted_20_Text"><text:span text:style-name="Source_20_Text">UNION ALL SELECT * FROM /* cloudwatch_norm */</text:span></text:p>
      <text:p text:style-name="Preformatted_20_Text"><text:span text:style-name="Source_20_Text">UNION ALL SELECT * FROM /* servicenow_norm */</text:span></text:p>
      <text:p text:style-name="Preformatted_20_Text"><text:span text:style-name="Source_20_Text">UNION ALL SELECT * FROM /* jenkins_norm */</text:span></text:p>
      <text:p text:style-name="Preformatted_20_Text"><text:span text:style-name="Source_20_Text">UNION ALL SELECT * FROM /* spinnaker_norm */</text:span></text:p>
      <text:p text:style-name="Preformatted_20_Text"><text:span text:style-name="Source_20_Text">UNION ALL SELECT * FROM /* jira_norm */</text:span></text:p>
      <text:p text:style-name="P1"><text:span text:style-name="Source_20_Text">EMIT CHANGES;</text:span></text:p>
      <text:p text:style-name="Text_20_body"><text:soft-page-break/><text:span text:style-name="Strong_20_Emphasis">(Optional) Partition by dedup_key</text:span></text:p>
      <text:p text:style-name="Preformatted_20_Text"><text:span text:style-name="Source_20_Text">CREATE STREAM alerts_normalized_v1_keyed WITH (</text:span></text:p>
      <text:p text:style-name="Preformatted_20_Text"><text:span text:style-name="Source_20_Text"><text:s text:c="2"/>KAFKA_TOPIC='alerts.normalized.v1', VALUE_FORMAT='JSON', PARTITIONS=6</text:span></text:p>
      <text:p text:style-name="Preformatted_20_Text"><text:span text:style-name="Source_20_Text">) AS</text:span></text:p>
      <text:p text:style-name="Preformatted_20_Text"><text:span text:style-name="Source_20_Text">SELECT * FROM splunk_norm PARTITION BY COALESCE(dedup_key, source || ':' || alert_name)</text:span></text:p>
      <text:p text:style-name="Preformatted_20_Text"><text:span text:style-name="Source_20_Text">UNION ALL SELECT * FROM dynatrace_norm PARTITION BY COALESCE(dedup_key, source || ':' || alert_name)</text:span></text:p>
      <text:p text:style-name="Preformatted_20_Text"><text:span text:style-name="Source_20_Text">/* repeat for others */</text:span></text:p>
      <text:p text:style-name="P1"><text:span text:style-name="Source_20_Text">EMIT CHANGES;</text:span></text:p>
      <text:p text:style-name="Quotations"><text:span text:style-name="Strong_20_Emphasis">Flink SQL</text:span> users can mirror the same statements with <text:span text:style-name="Source_20_Text">CREATE TABLE ... WITH ('connector'='kafka', 'format'='json')</text:span> and <text:span text:style-name="Source_20_Text">INSERT INTO alerts.normalized.v1 SELECT ...</text:span> per source, then <text:span text:style-name="Source_20_Text">UNION ALL</text:span>.</text:p>
      <text:p text:style-name="Horizontal_20_Line"/>
      <text:h text:style-name="Heading_20_3" text:outline-level="3">5) ClickHouse Sink (Connector alternative)</text:h>
      <text:p text:style-name="Text_20_body">If you prefer <text:span text:style-name="Strong_20_Emphasis">Kafka Connect → ClickHouse</text:span> directly instead of the Kafka Engine + MV:</text:p>
      <text:p text:style-name="Text_20_body"><text:span text:style-name="Strong_20_Emphasis">File: </text:span><text:span text:style-name="Strong_20_Emphasis"><text:span text:style-name="Source_20_Text">clickhouse-sink-alerts.json</text:span></text:span></text:p>
      <text:p text:style-name="Preformatted_20_Text"><text:span text:style-name="Source_20_Text">{</text:span></text:p>
      <text:p text:style-name="Preformatted_20_Text"><text:span text:style-name="Source_20_Text"><text:s text:c="2"/>"name": "clickhouse-alerts-sink",</text:span></text:p>
      <text:p text:style-name="Preformatted_20_Text"><text:span text:style-name="Source_20_Text"><text:s text:c="2"/>"config": {</text:span></text:p>
      <text:p text:style-name="Preformatted_20_Text"><text:span text:style-name="Source_20_Text"><text:s text:c="4"/>"connector.class": "com.clickhouse.kafka.connect.ClickHouseSinkConnector",</text:span></text:p>
      <text:p text:style-name="Preformatted_20_Text"><text:span text:style-name="Source_20_Text"><text:s text:c="4"/>"tasks.max": "1",</text:span></text:p>
      <text:p text:style-name="Preformatted_20_Text"><text:span text:style-name="Source_20_Text"><text:s text:c="4"/>"topics": "alerts.normalized.v1",</text:span></text:p>
      <text:p text:style-name="Preformatted_20_Text"/>
      <text:p text:style-name="Preformatted_20_Text"><text:span text:style-name="Source_20_Text"><text:s text:c="4"/>"clickhouse.server.url": "http://CLICKHOUSE_HOST:8123",</text:span></text:p>
      <text:p text:style-name="Preformatted_20_Text"><text:span text:style-name="Source_20_Text"><text:s text:c="4"/>"clickhouse.database": "observability",</text:span></text:p>
      <text:p text:style-name="Preformatted_20_Text"><text:span text:style-name="Source_20_Text"><text:s text:c="4"/>"clickhouse.table": "alerts",</text:span></text:p>
      <text:p text:style-name="Preformatted_20_Text"/>
      <text:p text:style-name="Preformatted_20_Text"><text:span text:style-name="Source_20_Text"><text:s text:c="4"/>"key.converter": "org.apache.kafka.connect.storage.StringConverter",</text:span></text:p>
      <text:p text:style-name="Preformatted_20_Text"><text:span text:style-name="Source_20_Text"><text:s text:c="4"/>"value.converter": "org.apache.kafka.connect.json.JsonConverter",</text:span></text:p>
      <text:p text:style-name="Preformatted_20_Text"><text:span text:style-name="Source_20_Text"><text:s text:c="4"/>"value.converter.schemas.enable": "false",</text:span></text:p>
      <text:p text:style-name="Preformatted_20_Text"/>
      <text:p text:style-name="Preformatted_20_Text"><text:span text:style-name="Source_20_Text"><text:s text:c="4"/>"auto.create.tables": "false",</text:span></text:p>
      <text:p text:style-name="Preformatted_20_Text"><text:span text:style-name="Source_20_Text"><text:s text:c="4"/>"insert.mode": "insert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ReplacingMergeTree (optional dedupe) DDL</text:span></text:p>
      <text:p text:style-name="Preformatted_20_Text"><text:span text:style-name="Source_20_Text">DROP TABLE IF EXISTS observability.alerts;</text:span></text:p>
      <text:p text:style-name="Preformatted_20_Text"><text:span text:style-name="Source_20_Text">CREATE TABLE observability.alerts (</text:span></text:p>
      <text:p text:style-name="Preformatted_20_Text"><text:span text:style-name="Source_20_Text"><text:s text:c="2"/>ts <text:s text:c="8"/>DateTime,</text:span></text:p>
      <text:p text:style-name="Preformatted_20_Text"><text:span text:style-name="Source_20_Text"><text:s text:c="2"/>source <text:s text:c="4"/>LowCardinality(String),</text:span></text:p>
      <text:p text:style-name="Preformatted_20_Text"><text:span text:style-name="Source_20_Text"><text:s text:c="2"/>producer <text:s text:c="2"/>LowCardinality(String),</text:span></text:p>
      <text:p text:style-name="Preformatted_20_Text"><text:span text:style-name="Source_20_Text"><text:s text:c="2"/>status <text:s text:c="4"/>LowCardinality(String),</text:span></text:p>
      <text:p text:style-name="Preformatted_20_Text"><text:span text:style-name="Source_20_Text"><text:s text:c="2"/>severity <text:s text:c="2"/>LowCardinality(String),</text:span></text:p>
      <text:p text:style-name="Preformatted_20_Text"><text:span text:style-name="Source_20_Text"><text:s text:c="2"/>alert_name LowCardinality(String),</text:span></text:p>
      <text:p text:style-name="Preformatted_20_Text"><text:span text:style-name="Source_20_Text"><text:s text:c="2"/>link <text:s text:c="6"/>String,</text:span></text:p>
      <text:p text:style-name="Preformatted_20_Text"><text:span text:style-name="Source_20_Text"><text:s text:c="2"/>dedup_key <text:s/>String,</text:span></text:p>
      <text:p text:style-name="Preformatted_20_Text"><text:span text:style-name="Source_20_Text"><text:s text:c="2"/>service <text:s text:c="3"/>LowCardinality(String),</text:span></text:p>
      <text:p text:style-name="Preformatted_20_Text"><text:soft-page-break/><text:span text:style-name="Source_20_Text"><text:s text:c="2"/>env <text:s text:c="7"/>LowCardinality(String),</text:span></text:p>
      <text:p text:style-name="Preformatted_20_Text"><text:span text:style-name="Source_20_Text"><text:s text:c="2"/>region <text:s text:c="4"/>LowCardinality(String),</text:span></text:p>
      <text:p text:style-name="Preformatted_20_Text"><text:span text:style-name="Source_20_Text"><text:s text:c="2"/>labels <text:s text:c="4"/>JSON,</text:span></text:p>
      <text:p text:style-name="Preformatted_20_Text"><text:span text:style-name="Source_20_Text"><text:s text:c="2"/>payload <text:s text:c="3"/>JSON,</text:span></text:p>
      <text:p text:style-name="Preformatted_20_Text"><text:span text:style-name="Source_20_Text"><text:s text:c="2"/>ingest_ts <text:s/>DateTime DEFAULT now()</text:span></text:p>
      <text:p text:style-name="Preformatted_20_Text"><text:span text:style-name="Source_20_Text">) ENGINE = ReplacingMergeTree(ingest_ts)</text:span></text:p>
      <text:p text:style-name="Preformatted_20_Text"><text:span text:style-name="Source_20_Text">PARTITION BY toDate(ts)</text:span></text:p>
      <text:p text:style-name="P1"><text:span text:style-name="Source_20_Text">ORDER BY (dedup_key, ts, source);</text:span></text:p>
      <text:p text:style-name="Horizontal_20_Line"/>
      <text:h text:style-name="Heading_20_3" text:outline-level="3">6) Quick Grafana Queries (ClickHouse SQL)</text:h>
      <text:p text:style-name="Text_20_body"><text:span text:style-name="Strong_20_Emphasis">Top alerts by severity (last 1h)</text:span></text:p>
      <text:p text:style-name="Preformatted_20_Text"><text:span text:style-name="Source_20_Text">SELECT severity, count() AS n</text:span></text:p>
      <text:p text:style-name="Preformatted_20_Text"><text:span text:style-name="Source_20_Text">FROM observability.alerts</text:span></text:p>
      <text:p text:style-name="Preformatted_20_Text"><text:span text:style-name="Source_20_Text">WHERE ts &gt; now() - INTERVAL 1 HOUR</text:span></text:p>
      <text:p text:style-name="Preformatted_20_Text"><text:span text:style-name="Source_20_Text">GROUP BY severity</text:span></text:p>
      <text:p text:style-name="P1"><text:span text:style-name="Source_20_Text">ORDER BY n DESC;</text:span></text:p>
      <text:p text:style-name="Text_20_body"><text:span text:style-name="Strong_20_Emphasis">Rate by source over time</text:span></text:p>
      <text:p text:style-name="Preformatted_20_Text"><text:span text:style-name="Source_20_Text">SELECT</text:span></text:p>
      <text:p text:style-name="Preformatted_20_Text"><text:span text:style-name="Source_20_Text"><text:s text:c="2"/>toStartOfInterval(ts, INTERVAL 5 MINUTE) AS bucket,</text:span></text:p>
      <text:p text:style-name="Preformatted_20_Text"><text:span text:style-name="Source_20_Text"><text:s text:c="2"/>source,</text:span></text:p>
      <text:p text:style-name="Preformatted_20_Text"><text:span text:style-name="Source_20_Text"><text:s text:c="2"/>count() AS n</text:span></text:p>
      <text:p text:style-name="Preformatted_20_Text"><text:span text:style-name="Source_20_Text">FROM observability.alerts</text:span></text:p>
      <text:p text:style-name="Preformatted_20_Text"><text:span text:style-name="Source_20_Text">WHERE ts &gt; now() - INTERVAL 24 HOUR</text:span></text:p>
      <text:p text:style-name="Preformatted_20_Text"><text:span text:style-name="Source_20_Text">GROUP BY bucket, source</text:span></text:p>
      <text:p text:style-name="P1"><text:span text:style-name="Source_20_Text">ORDER BY bucket, source;</text:span></text:p>
      <text:p text:style-name="Text_20_body"><text:span text:style-name="Strong_20_Emphasis">Drill-down link list</text:span></text:p>
      <text:p text:style-name="Preformatted_20_Text"><text:span text:style-name="Source_20_Text">SELECT ts, source, severity, alert_name, link</text:span></text:p>
      <text:p text:style-name="Preformatted_20_Text"><text:span text:style-name="Source_20_Text">FROM observability.alerts</text:span></text:p>
      <text:p text:style-name="Preformatted_20_Text"><text:span text:style-name="Source_20_Text">WHERE ts &gt; now() - INTERVAL 15 MINUTE</text:span></text:p>
      <text:p text:style-name="Preformatted_20_Text"><text:span text:style-name="Source_20_Text">ORDER BY ts DESC</text:span></text:p>
      <text:p text:style-name="P1"><text:span text:style-name="Source_20_Text">LIMIT 200;</text:span></text:p>
      <text:p text:style-name="Horizontal_20_Line"/>
      <text:h text:style-name="Heading_20_3" text:outline-level="3">7) MSK Connect Notes (if using AWS MSK)</text:h>
      <text:list text:style-name="L9">
        <text:list-item>
          <text:p text:style-name="P12">Package custom connectors (HTTP Source, SQS Source, ServiceNow) as <text:span text:style-name="Strong_20_Emphasis">custom plugins</text:span> in S3, then create MSK Connect connectors referencing the plugin artifact.</text:p>
        </text:list-item>
        <text:list-item>
          <text:p text:style-name="P12">Use a private ALB/NLB in front of the HTTP Source task; expose a public ALB only if required and secure it.</text:p>
        </text:list-item>
        <text:list-item>
          <text:p text:style-name="P12">IAM roles for MSK Connect to access SQS (and S3 for plugins) are required; attach least-privilege policies.</text:p>
        </text:list-item>
      </text:list>
      <text:p text:style-name="Horizontal_20_Line"/>
      <text:h text:style-name="Heading_20_3" text:outline-level="3"><text:soft-page-break/>8) Operational Tips (PoC)</text:h>
      <text:list text:style-name="L10">
        <text:list-item>
          <text:p text:style-name="P13"><text:span text:style-name="Strong_20_Emphasis">Retention:</text:span> raw topics 1–3 days; <text:span text:style-name="Source_20_Text">alerts.normalized.v1</text:span> 7–14 days.</text:p>
        </text:list-item>
        <text:list-item>
          <text:p text:style-name="P13"><text:span text:style-name="Strong_20_Emphasis">DLQ:</text:span> configure Connect error.tolerance=all and <text:span text:style-name="Source_20_Text">errors.deadletterqueue.topic.name=alerts._dlq</text:span> for sources.</text:p>
        </text:list-item>
        <text:list-item>
          <text:p text:style-name="P13"><text:span text:style-name="Strong_20_Emphasis">PII:</text:span> scrub in ksqlDB/Flink normalization; keep raw payloads only as long as necessary.</text:p>
        </text:list-item>
        <text:list-item>
          <text:p text:style-name="P13"><text:span text:style-name="Strong_20_Emphasis">Backpressure:</text:span> start with <text:span text:style-name="Source_20_Text">tasks.max=1</text:span> and scale when volume demands.</text:p>
        </text:list-item>
        <text:list-item>
          <text:p text:style-name="P13"><text:span text:style-name="Strong_20_Emphasis">Observability:</text:span> add Connect JMX + Grafana to view task status and lag.</text:p>
        </text:list-item>
      </text:list>
      <text:p text:style-name="Horizontal_20_Line"/>
      <text:h text:style-name="Heading_20_2" text:outline-level="2">Appendix B: Flink SQL Equivalents (Normalization)</text:h>
      <text:p text:style-name="Quotations">Assumptions: Flink SQL Gateway is running; Kafka topics already exist; using the Kafka SQL connector and JSON format; adjust <text:span text:style-name="Source_20_Text">properties.bootstrap.servers</text:span> and topic names as needed.</text:p>
      <text:p text:style-name="Text_20_body"><text:span text:style-name="Strong_20_Emphasis">1) Source tables (raw JSON)</text:span></text:p>
      <text:p text:style-name="Preformatted_20_Text"><text:span text:style-name="Source_20_Text">CREATE TABLE splunk_raw (</text:span></text:p>
      <text:p text:style-name="Preformatted_20_Text"><text:span text:style-name="Source_20_Text"><text:s text:c="2"/>raw STRING</text:span></text:p>
      <text:p text:style-name="Preformatted_20_Text"><text:span text:style-name="Source_20_Text">) WITH (</text:span></text:p>
      <text:p text:style-name="Preformatted_20_Text"><text:span text:style-name="Source_20_Text"><text:s text:c="2"/>'connector' = 'kafka',</text:span></text:p>
      <text:p text:style-name="Preformatted_20_Text"><text:span text:style-name="Source_20_Text"><text:s text:c="2"/>'topic' = 'alerts.splunk.raw',</text:span></text:p>
      <text:p text:style-name="Preformatted_20_Text"><text:span text:style-name="Source_20_Text"><text:s text:c="2"/>'properties.bootstrap.servers' = 'broker1:9092,broker2:9092',</text:span></text:p>
      <text:p text:style-name="Preformatted_20_Text"><text:span text:style-name="Source_20_Text"><text:s text:c="2"/>'scan.startup.mode' = 'latest-offset',</text:span></text:p>
      <text:p text:style-name="Preformatted_20_Text"><text:span text:style-name="Source_20_Text"><text:s text:c="2"/>'format' = 'json',</text:span></text:p>
      <text:p text:style-name="Preformatted_20_Text"><text:span text:style-name="Source_20_Text"><text:s text:c="2"/>'json.ignore-parse-errors' = 'true'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CREATE TABLE dynatrace_raw (</text:span></text:p>
      <text:p text:style-name="Preformatted_20_Text"><text:span text:style-name="Source_20_Text"><text:s text:c="2"/>raw STRING</text:span></text:p>
      <text:p text:style-name="Preformatted_20_Text"><text:span text:style-name="Source_20_Text">) WITH (</text:span></text:p>
      <text:p text:style-name="Preformatted_20_Text"><text:span text:style-name="Source_20_Text"><text:s text:c="2"/>'connector' = 'kafka',</text:span></text:p>
      <text:p text:style-name="Preformatted_20_Text"><text:span text:style-name="Source_20_Text"><text:s text:c="2"/>'topic' = 'alerts.dynatrace.raw',</text:span></text:p>
      <text:p text:style-name="Preformatted_20_Text"><text:span text:style-name="Source_20_Text"><text:s text:c="2"/>'properties.bootstrap.servers' = 'broker1:9092,broker2:9092',</text:span></text:p>
      <text:p text:style-name="Preformatted_20_Text"><text:span text:style-name="Source_20_Text"><text:s text:c="2"/>'scan.startup.mode' = 'latest-offset',</text:span></text:p>
      <text:p text:style-name="Preformatted_20_Text"><text:span text:style-name="Source_20_Text"><text:s text:c="2"/>'format' = 'json',</text:span></text:p>
      <text:p text:style-name="Preformatted_20_Text"><text:span text:style-name="Source_20_Text"><text:s text:c="2"/>'json.ignore-parse-errors' = 'true'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CREATE TABLE cloudwatch_raw (raw STRING) WITH (</text:span></text:p>
      <text:p text:style-name="Preformatted_20_Text"><text:span text:style-name="Source_20_Text"><text:s text:c="2"/>'connector' = 'kafka', 'topic' = 'alerts.cloudwatch.raw',</text:span></text:p>
      <text:p text:style-name="Preformatted_20_Text"><text:span text:style-name="Source_20_Text"><text:s text:c="2"/>'properties.bootstrap.servers' = 'broker1:9092,broker2:9092',</text:span></text:p>
      <text:p text:style-name="Preformatted_20_Text"><text:span text:style-name="Source_20_Text"><text:s text:c="2"/>'scan.startup.mode' = 'latest-offset', 'format' = 'json',</text:span></text:p>
      <text:p text:style-name="Preformatted_20_Text"><text:span text:style-name="Source_20_Text"><text:s text:c="2"/>'json.ignore-parse-errors' = 'true'</text:span></text:p>
      <text:p text:style-name="Preformatted_20_Text"><text:span text:style-name="Source_20_Text">);</text:span></text:p>
      <text:p text:style-name="Preformatted_20_Text"><text:span text:style-name="Source_20_Text">CREATE TABLE servicenow_raw (raw STRING) WITH (</text:span></text:p>
      <text:p text:style-name="Preformatted_20_Text"><text:span text:style-name="Source_20_Text"><text:s text:c="2"/>'connector' = 'kafka', 'topic' = 'alerts.servicenow.raw',</text:span></text:p>
      <text:p text:style-name="Preformatted_20_Text"><text:span text:style-name="Source_20_Text"><text:s text:c="2"/>'properties.bootstrap.servers' = 'broker1:9092,broker2:9092',</text:span></text:p>
      <text:p text:style-name="Preformatted_20_Text"><text:span text:style-name="Source_20_Text"><text:s text:c="2"/>'scan.startup.mode' = 'latest-offset', 'format' = 'json',</text:span></text:p>
      <text:p text:style-name="Preformatted_20_Text"><text:span text:style-name="Source_20_Text"><text:s text:c="2"/>'json.ignore-parse-errors' = 'true'</text:span></text:p>
      <text:p text:style-name="Preformatted_20_Text"><text:soft-page-break/><text:span text:style-name="Source_20_Text">);</text:span></text:p>
      <text:p text:style-name="Preformatted_20_Text"><text:span text:style-name="Source_20_Text">CREATE TABLE jenkins_raw (raw STRING) WITH (</text:span></text:p>
      <text:p text:style-name="Preformatted_20_Text"><text:span text:style-name="Source_20_Text"><text:s text:c="2"/>'connector' = 'kafka', 'topic' = 'alerts.jenkins.raw',</text:span></text:p>
      <text:p text:style-name="Preformatted_20_Text"><text:span text:style-name="Source_20_Text"><text:s text:c="2"/>'properties.bootstrap.servers' = 'broker1:9092,broker2:9092',</text:span></text:p>
      <text:p text:style-name="Preformatted_20_Text"><text:span text:style-name="Source_20_Text"><text:s text:c="2"/>'scan.startup.mode' = 'latest-offset', 'format' = 'json',</text:span></text:p>
      <text:p text:style-name="Preformatted_20_Text"><text:span text:style-name="Source_20_Text"><text:s text:c="2"/>'json.ignore-parse-errors' = 'true'</text:span></text:p>
      <text:p text:style-name="Preformatted_20_Text"><text:span text:style-name="Source_20_Text">);</text:span></text:p>
      <text:p text:style-name="Preformatted_20_Text"><text:span text:style-name="Source_20_Text">CREATE TABLE spinnaker_raw (raw STRING) WITH (</text:span></text:p>
      <text:p text:style-name="Preformatted_20_Text"><text:span text:style-name="Source_20_Text"><text:s text:c="2"/>'connector' = 'kafka', 'topic' = 'alerts.spinnaker.raw',</text:span></text:p>
      <text:p text:style-name="Preformatted_20_Text"><text:span text:style-name="Source_20_Text"><text:s text:c="2"/>'properties.bootstrap.servers' = 'broker1:9092,broker2:9092',</text:span></text:p>
      <text:p text:style-name="Preformatted_20_Text"><text:span text:style-name="Source_20_Text"><text:s text:c="2"/>'scan.startup.mode' = 'latest-offset', 'format' = 'json',</text:span></text:p>
      <text:p text:style-name="Preformatted_20_Text"><text:span text:style-name="Source_20_Text"><text:s text:c="2"/>'json.ignore-parse-errors' = 'true'</text:span></text:p>
      <text:p text:style-name="Preformatted_20_Text"><text:span text:style-name="Source_20_Text">);</text:span></text:p>
      <text:p text:style-name="Preformatted_20_Text"><text:span text:style-name="Source_20_Text">CREATE TABLE jira_raw (raw STRING) WITH (</text:span></text:p>
      <text:p text:style-name="Preformatted_20_Text"><text:span text:style-name="Source_20_Text"><text:s text:c="2"/>'connector' = 'kafka', 'topic' = 'alerts.jira.raw',</text:span></text:p>
      <text:p text:style-name="Preformatted_20_Text"><text:span text:style-name="Source_20_Text"><text:s text:c="2"/>'properties.bootstrap.servers' = 'broker1:9092,broker2:9092',</text:span></text:p>
      <text:p text:style-name="Preformatted_20_Text"><text:span text:style-name="Source_20_Text"><text:s text:c="2"/>'scan.startup.mode' = 'latest-offset', 'format' = 'json',</text:span></text:p>
      <text:p text:style-name="Preformatted_20_Text"><text:span text:style-name="Source_20_Text"><text:s text:c="2"/>'json.ignore-parse-errors' = 'true'</text:span></text:p>
      <text:p text:style-name="P1"><text:span text:style-name="Source_20_Text">);</text:span></text:p>
      <text:p text:style-name="Text_20_body"><text:span text:style-name="Strong_20_Emphasis">2) Sink (normalized) topic</text:span></text:p>
      <text:p text:style-name="Preformatted_20_Text"><text:span text:style-name="Source_20_Text">CREATE TABLE alerts_normalized_v1 (</text:span></text:p>
      <text:p text:style-name="Preformatted_20_Text"><text:span text:style-name="Source_20_Text"><text:s text:c="2"/>source STRING,</text:span></text:p>
      <text:p text:style-name="Preformatted_20_Text"><text:span text:style-name="Source_20_Text"><text:s text:c="2"/>producer STRING,</text:span></text:p>
      <text:p text:style-name="Preformatted_20_Text"><text:span text:style-name="Source_20_Text"><text:s text:c="2"/>status STRING,</text:span></text:p>
      <text:p text:style-name="Preformatted_20_Text"><text:span text:style-name="Source_20_Text"><text:s text:c="2"/>severity STRING,</text:span></text:p>
      <text:p text:style-name="Preformatted_20_Text"><text:span text:style-name="Source_20_Text"><text:s text:c="2"/>alert_name STRING,</text:span></text:p>
      <text:p text:style-name="Preformatted_20_Text"><text:span text:style-name="Source_20_Text"><text:s text:c="2"/>ts STRING,</text:span></text:p>
      <text:p text:style-name="Preformatted_20_Text"><text:span text:style-name="Source_20_Text"><text:s text:c="2"/>link STRING,</text:span></text:p>
      <text:p text:style-name="Preformatted_20_Text"><text:span text:style-name="Source_20_Text"><text:s text:c="2"/>dedup_key STRING,</text:span></text:p>
      <text:p text:style-name="Preformatted_20_Text"><text:span text:style-name="Source_20_Text"><text:s text:c="2"/>service STRING,</text:span></text:p>
      <text:p text:style-name="Preformatted_20_Text"><text:span text:style-name="Source_20_Text"><text:s text:c="2"/>env STRING,</text:span></text:p>
      <text:p text:style-name="Preformatted_20_Text"><text:span text:style-name="Source_20_Text"><text:s text:c="2"/>region STRING,</text:span></text:p>
      <text:p text:style-name="Preformatted_20_Text"><text:span text:style-name="Source_20_Text"><text:s text:c="2"/>labels MAP&lt;STRING, STRING&gt;,</text:span></text:p>
      <text:p text:style-name="Preformatted_20_Text"><text:span text:style-name="Source_20_Text"><text:s text:c="2"/>payload MAP&lt;STRING, STRING&gt;</text:span></text:p>
      <text:p text:style-name="Preformatted_20_Text"><text:span text:style-name="Source_20_Text">) WITH (</text:span></text:p>
      <text:p text:style-name="Preformatted_20_Text"><text:span text:style-name="Source_20_Text"><text:s text:c="2"/>'connector' = 'kafka',</text:span></text:p>
      <text:p text:style-name="Preformatted_20_Text"><text:span text:style-name="Source_20_Text"><text:s text:c="2"/>'topic' = 'alerts.normalized.v1',</text:span></text:p>
      <text:p text:style-name="Preformatted_20_Text"><text:span text:style-name="Source_20_Text"><text:s text:c="2"/>'properties.bootstrap.servers' = 'broker1:9092,broker2:9092',</text:span></text:p>
      <text:p text:style-name="Preformatted_20_Text"><text:span text:style-name="Source_20_Text"><text:s text:c="2"/>'format' = 'json',</text:span></text:p>
      <text:p text:style-name="Preformatted_20_Text"><text:span text:style-name="Source_20_Text"><text:s text:c="2"/>'json.ignore-parse-errors' = 'true',</text:span></text:p>
      <text:p text:style-name="Preformatted_20_Text"><text:span text:style-name="Source_20_Text"><text:s text:c="2"/>'sink.partitioner' = 'fixed'</text:span></text:p>
      <text:p text:style-name="P1"><text:span text:style-name="Source_20_Text">);</text:span></text:p>
      <text:p text:style-name="Text_20_body"><text:span text:style-name="Strong_20_Emphasis">3) Normalization INSERTs</text:span></text:p>
      <text:p text:style-name="Preformatted_20_Text"><text:span text:style-name="Source_20_Text">INSERT INTO alerts_normalized_v1</text:span></text:p>
      <text:p text:style-name="Preformatted_20_Text"><text:span text:style-name="Source_20_Text">SELECT</text:span></text:p>
      <text:p text:style-name="Preformatted_20_Text"><text:span text:style-name="Source_20_Text"><text:s text:c="2"/>'splunk' AS source,</text:span></text:p>
      <text:p text:style-name="Preformatted_20_Text"><text:span text:style-name="Source_20_Text"><text:s text:c="2"/>'http-source' AS producer,</text:span></text:p>
      <text:p text:style-name="Preformatted_20_Text"><text:span text:style-name="Source_20_Text"><text:s text:c="2"/>'firing' AS status,</text:span></text:p>
      <text:p text:style-name="Preformatted_20_Text"><text:span text:style-name="Source_20_Text"><text:s text:c="2"/>COALESCE(JSON_VALUE(raw, '$.severity'), 'info') AS severity,</text:span></text:p>
      <text:p text:style-name="Preformatted_20_Text"><text:span text:style-name="Source_20_Text"><text:s text:c="2"/>COALESCE(JSON_VALUE(raw, '$.search_name'), 'splunk-alert') AS alert_name,</text:span></text:p>
      <text:p text:style-name="Preformatted_20_Text"><text:span text:style-name="Source_20_Text"><text:s text:c="2"/>COALESCE(JSON_VALUE(raw, '$.trigger_time'), CAST(CURRENT_TIMESTAMP AS STRING)) AS ts,</text:span></text:p>
      <text:p text:style-name="Preformatted_20_Text"><text:span text:style-name="Source_20_Text"><text:s text:c="2"/>COALESCE(JSON_VALUE(raw, '$.results_link'), '') AS link,</text:span></text:p>
      <text:p text:style-name="Preformatted_20_Text"><text:span text:style-name="Source_20_Text"><text:s text:c="2"/>COALESCE(JSON_VALUE(raw, '$.sid'), '') AS dedup_key,</text:span></text:p>
      <text:p text:style-name="Preformatted_20_Text"><text:span text:style-name="Source_20_Text"><text:s text:c="2"/>JSON_VALUE(raw, '$.labels.service') AS service,</text:span></text:p>
      <text:p text:style-name="Preformatted_20_Text"><text:soft-page-break/><text:span text:style-name="Source_20_Text"><text:s text:c="2"/>JSON_VALUE(raw, '$.labels.env') AS env,</text:span></text:p>
      <text:p text:style-name="Preformatted_20_Text"><text:span text:style-name="Source_20_Text"><text:s text:c="2"/>JSON_VALUE(raw, '$.labels.region') AS region,</text:span></text:p>
      <text:p text:style-name="Preformatted_20_Text"><text:span text:style-name="Source_20_Text"><text:s text:c="2"/>CAST(NULL AS MAP&lt;STRING, STRING&gt;) AS labels,</text:span></text:p>
      <text:p text:style-name="Preformatted_20_Text"><text:span text:style-name="Source_20_Text"><text:s text:c="2"/>CAST(NULL AS MAP&lt;STRING, STRING&gt;) AS payload</text:span></text:p>
      <text:p text:style-name="Preformatted_20_Text"><text:span text:style-name="Source_20_Text">FROM splunk_raw;</text:span></text:p>
      <text:p text:style-name="Preformatted_20_Text"/>
      <text:p text:style-name="Preformatted_20_Text"><text:span text:style-name="Source_20_Text">INSERT INTO alerts_normalized_v1</text:span></text:p>
      <text:p text:style-name="Preformatted_20_Text"><text:span text:style-name="Source_20_Text">SELECT</text:span></text:p>
      <text:p text:style-name="Preformatted_20_Text"><text:span text:style-name="Source_20_Text"><text:s text:c="2"/>'dynatrace', 'http-source',</text:span></text:p>
      <text:p text:style-name="Preformatted_20_Text"><text:span text:style-name="Source_20_Text"><text:s text:c="2"/>LOWER(COALESCE(JSON_VALUE(raw, '$.State'), 'firing')),</text:span></text:p>
      <text:p text:style-name="Preformatted_20_Text"><text:span text:style-name="Source_20_Text"><text:s text:c="2"/>LOWER(COALESCE(JSON_VALUE(raw, '$.SeverityLevel'), 'warning')),</text:span></text:p>
      <text:p text:style-name="Preformatted_20_Text"><text:span text:style-name="Source_20_Text"><text:s text:c="2"/>COALESCE(JSON_VALUE(raw, '$.ProblemTitle'), 'dynatrace-problem'),</text:span></text:p>
      <text:p text:style-name="Preformatted_20_Text"><text:span text:style-name="Source_20_Text"><text:s text:c="2"/>COALESCE(JSON_VALUE(raw, '$.StartTime'), CAST(CURRENT_TIMESTAMP AS STRING)),</text:span></text:p>
      <text:p text:style-name="Preformatted_20_Text"><text:span text:style-name="Source_20_Text"><text:s text:c="2"/>COALESCE(JSON_VALUE(raw, '$.ProblemURL'), COALESCE(JSON_VALUE(raw, '$.ProblemDetailsURL'), '')),</text:span></text:p>
      <text:p text:style-name="Preformatted_20_Text"><text:span text:style-name="Source_20_Text"><text:s text:c="2"/>COALESCE(JSON_VALUE(raw, '$.ProblemID'), ''),</text:span></text:p>
      <text:p text:style-name="Preformatted_20_Text"><text:span text:style-name="Source_20_Text"><text:s text:c="2"/>CAST(NULL AS STRING), CAST(NULL AS STRING), CAST(NULL AS STRING),</text:span></text:p>
      <text:p text:style-name="Preformatted_20_Text"><text:span text:style-name="Source_20_Text"><text:s text:c="2"/>CAST(NULL AS MAP&lt;STRING, STRING&gt;),</text:span></text:p>
      <text:p text:style-name="Preformatted_20_Text"><text:span text:style-name="Source_20_Text"><text:s text:c="2"/>CAST(NULL AS MAP&lt;STRING, STRING&gt;)</text:span></text:p>
      <text:p text:style-name="Preformatted_20_Text"><text:span text:style-name="Source_20_Text">FROM dynatrace_raw;</text:span></text:p>
      <text:p text:style-name="Preformatted_20_Text"/>
      <text:p text:style-name="P1"><text:span text:style-name="Source_20_Text">-- Mirror similar INSERTs for cloudwatch_raw, servicenow_raw, jenkins_raw, spinnaker_raw, jira_raw.</text:span></text:p>
      <text:p text:style-name="Quotations">For richer payload handling, declare <text:span text:style-name="Source_20_Text">payload</text:span> as <text:span text:style-name="Source_20_Text">MAP&lt;STRING, STRING&gt;</text:span> or <text:span text:style-name="Source_20_Text">ROW&lt;...&gt;</text:span> and populate with <text:span text:style-name="Source_20_Text">JSON_QUERY</text:span> / <text:span text:style-name="Source_20_Text">TO_MAP</text:span>. Add <text:span text:style-name="Source_20_Text">WATERMARK</text:span> and event-time windows later if needed.</text:p>
      <text:p text:style-name="Horizontal_20_Line"/>
      <text:h text:style-name="Heading_20_2" text:outline-level="2">Appendix C: Terraform for AWS MSK Connect (PoC)</text:h>
      <text:p text:style-name="Quotations">This is a minimal pattern to stand up <text:span text:style-name="Strong_20_Emphasis">custom plugins</text:span> (HTTP Source, SQS Source, ClickHouse Sink) and <text:span text:style-name="Strong_20_Emphasis">connectors</text:span> targeting your MSK cluster. Substitute ARNs/IDs. Assumes VPC private subnets + security groups allow egress to brokers and ClickHouse.</text:p>
      <text:p text:style-name="Text_20_body"><text:span text:style-name="Strong_20_Emphasis">1) IAM role for MSK Connect</text:span></text:p>
      <text:p text:style-name="Preformatted_20_Text"><text:span text:style-name="Source_20_Text">resource "aws_iam_role" "msk_connect_role" {</text:span></text:p>
      <text:p text:style-name="Preformatted_20_Text"><text:span text:style-name="Source_20_Text"><text:s text:c="2"/>name = "msk-connect-role"</text:span></text:p>
      <text:p text:style-name="Preformatted_20_Text"><text:span text:style-name="Source_20_Text"><text:s text:c="2"/>assume_role_policy = jsonencode({</text:span></text:p>
      <text:p text:style-name="Preformatted_20_Text"><text:span text:style-name="Source_20_Text"><text:s text:c="4"/>Version = "2012-10-17",</text:span></text:p>
      <text:p text:style-name="Preformatted_20_Text"><text:span text:style-name="Source_20_Text"><text:s text:c="4"/>Statement = [{</text:span></text:p>
      <text:p text:style-name="Preformatted_20_Text"><text:span text:style-name="Source_20_Text"><text:s text:c="6"/>Effect = "Allow",</text:span></text:p>
      <text:p text:style-name="Preformatted_20_Text"><text:span text:style-name="Source_20_Text"><text:s text:c="6"/>Principal = { Service = "kafkaconnect.amazonaws.com" },</text:span></text:p>
      <text:p text:style-name="Preformatted_20_Text"><text:span text:style-name="Source_20_Text"><text:s text:c="6"/>Action = "sts:AssumeRole"</text:span></text:p>
      <text:p text:style-name="Preformatted_20_Text"><text:span text:style-name="Source_20_Text"><text:s text:c="4"/>}]</text:span></text:p>
      <text:p text:style-name="Preformatted_20_Text"><text:span text:style-name="Source_20_Text"><text:s text:c="2"/>}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resource "aws_iam_policy" "msk_connect_policy" {</text:span></text:p>
      <text:p text:style-name="Preformatted_20_Text"><text:span text:style-name="Source_20_Text"><text:s text:c="2"/>name <text:s text:c="7"/>= "msk-connect-policy"</text:span></text:p>
      <text:p text:style-name="Preformatted_20_Text"><text:span text:style-name="Source_20_Text"><text:s text:c="2"/>description = "Allow access to S3 plugins, SQS, and CloudWatch logs"</text:span></text:p>
      <text:p text:style-name="Preformatted_20_Text"><text:span text:style-name="Source_20_Text"><text:s text:c="2"/>policy = jsonencode({</text:span></text:p>
      <text:p text:style-name="Preformatted_20_Text"><text:span text:style-name="Source_20_Text"><text:s text:c="4"/>Version = "2012-10-17",</text:span></text:p>
      <text:p text:style-name="Preformatted_20_Text"><text:span text:style-name="Source_20_Text"><text:s text:c="4"/>Statement = [</text:span></text:p>
      <text:p text:style-name="Preformatted_20_Text"><text:soft-page-break/><text:span text:style-name="Source_20_Text"><text:s text:c="6"/>{ Effect = "Allow", Action = ["s3:GetObject"], Resource = ["arn:aws:s3:::your-plugin-bucket/*"] },</text:span></text:p>
      <text:p text:style-name="Preformatted_20_Text"><text:span text:style-name="Source_20_Text"><text:s text:c="6"/>{ Effect = "Allow", Action = ["sqs:ReceiveMessage","sqs:GetQueueAttributes","sqs:DeleteMessage"], Resource = ["arn:aws:sqs:us-east-1:123456789012:cloudwatch-alerts"] },</text:span></text:p>
      <text:p text:style-name="Preformatted_20_Text"><text:span text:style-name="Source_20_Text"><text:s text:c="6"/>{ Effect = "Allow", Action = ["logs:CreateLogGroup","logs:CreateLogStream","logs:PutLogEvents"], Resource = "*" 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resource "aws_iam_role_policy_attachment" "msk_connect_attach" {</text:span></text:p>
      <text:p text:style-name="Preformatted_20_Text"><text:span text:style-name="Source_20_Text"><text:s text:c="2"/>role <text:s text:c="6"/>= aws_iam_role.msk_connect_role.name</text:span></text:p>
      <text:p text:style-name="Preformatted_20_Text"><text:span text:style-name="Source_20_Text"><text:s text:c="2"/>policy_arn = aws_iam_policy.msk_connect_policy.arn</text:span></text:p>
      <text:p text:style-name="P1"><text:span text:style-name="Source_20_Text">}</text:span></text:p>
      <text:p text:style-name="Text_20_body"><text:span text:style-name="Strong_20_Emphasis">2) Custom plugins (from S3 zip artifacts)</text:span></text:p>
      <text:p text:style-name="Preformatted_20_Text"><text:span text:style-name="Source_20_Text">resource "aws_mskconnect_custom_plugin" "http_source" {</text:span></text:p>
      <text:p text:style-name="Preformatted_20_Text"><text:span text:style-name="Source_20_Text"><text:s text:c="2"/>name <text:s text:c="8"/>= "http-source-plugin"</text:span></text:p>
      <text:p text:style-name="Preformatted_20_Text"><text:span text:style-name="Source_20_Text"><text:s text:c="2"/>content_type = "ZIP"</text:span></text:p>
      <text:p text:style-name="Preformatted_20_Text"><text:span text:style-name="Source_20_Text"><text:s text:c="2"/>location { s3 { bucket_arn = "arn:aws:s3:::your-plugin-bucket" file_key = "http-source-&lt;version&gt;.zip" }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resource "aws_mskconnect_custom_plugin" "sqs_source" {</text:span></text:p>
      <text:p text:style-name="Preformatted_20_Text"><text:span text:style-name="Source_20_Text"><text:s text:c="2"/>name <text:s text:c="8"/>= "sqs-source-plugin"</text:span></text:p>
      <text:p text:style-name="Preformatted_20_Text"><text:span text:style-name="Source_20_Text"><text:s text:c="2"/>content_type = "ZIP"</text:span></text:p>
      <text:p text:style-name="Preformatted_20_Text"><text:span text:style-name="Source_20_Text"><text:s text:c="2"/>location { s3 { bucket_arn = "arn:aws:s3:::your-plugin-bucket" file_key = "kafka-connect-sqs-&lt;version&gt;.zip" }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resource "aws_mskconnect_custom_plugin" "clickhouse_sink" {</text:span></text:p>
      <text:p text:style-name="Preformatted_20_Text"><text:span text:style-name="Source_20_Text"><text:s text:c="2"/>name <text:s text:c="8"/>= "clickhouse-sink-plugin"</text:span></text:p>
      <text:p text:style-name="Preformatted_20_Text"><text:span text:style-name="Source_20_Text"><text:s text:c="2"/>content_type = "ZIP"</text:span></text:p>
      <text:p text:style-name="Preformatted_20_Text"><text:span text:style-name="Source_20_Text"><text:s text:c="2"/>location { s3 { bucket_arn = "arn:aws:s3:::your-plugin-bucket" file_key = "clickhouse-kafka-connect-&lt;version&gt;.zip" } }</text:span></text:p>
      <text:p text:style-name="P1"><text:span text:style-name="Source_20_Text">}</text:span></text:p>
      <text:p text:style-name="Text_20_body"><text:span text:style-name="Strong_20_Emphasis">3) Connectors</text:span></text:p>
      <text:p text:style-name="Preformatted_20_Text"><text:span text:style-name="Source_20_Text">variable "msk_arn" {}</text:span></text:p>
      <text:p text:style-name="Preformatted_20_Text"><text:span text:style-name="Source_20_Text">variable "subnet_ids" { type = list(string) }</text:span></text:p>
      <text:p text:style-name="Preformatted_20_Text"><text:span text:style-name="Source_20_Text">variable "sg_ids" <text:s text:c="4"/>{ type = list(string) }</text:span></text:p>
      <text:p text:style-name="Preformatted_20_Text"/>
      <text:p text:style-name="Preformatted_20_Text"><text:span text:style-name="Source_20_Text">locals { worker_config = jsonencode({ "connector.client.config.override.policy" = "All" }) }</text:span></text:p>
      <text:p text:style-name="Preformatted_20_Text"/>
      <text:p text:style-name="Preformatted_20_Text"><text:span text:style-name="Source_20_Text">resource "aws_mskconnect_connector" "http_source" {</text:span></text:p>
      <text:p text:style-name="Preformatted_20_Text"><text:span text:style-name="Source_20_Text"><text:s text:c="2"/>name <text:s text:c="13"/>= "alerts-http-source"</text:span></text:p>
      <text:p text:style-name="Preformatted_20_Text"><text:span text:style-name="Source_20_Text"><text:s text:c="2"/>kafkaconnect_version = "2.7.1" # or latest supported</text:span></text:p>
      <text:p text:style-name="Preformatted_20_Text"><text:span text:style-name="Source_20_Text"><text:s text:c="2"/>service_execution_role_arn = aws_iam_role.msk_connect_role.arn</text:span></text:p>
      <text:p text:style-name="Preformatted_20_Text"/>
      <text:p text:style-name="Preformatted_20_Text"><text:span text:style-name="Source_20_Text"><text:s text:c="2"/>worker_configuration {</text:span></text:p>
      <text:p text:style-name="Preformatted_20_Text"><text:span text:style-name="Source_20_Text"><text:s text:c="4"/>description = "default"</text:span></text:p>
      <text:p text:style-name="Preformatted_20_Text"><text:span text:style-name="Source_20_Text"><text:s text:c="4"/>properties_file_content = local.worker_config</text:span></text:p>
      <text:p text:style-name="Preformatted_20_Text"><text:span text:style-name="Source_20_Text"><text:s text:c="2"/>}</text:span></text:p>
      <text:p text:style-name="Preformatted_20_Text"/>
      <text:p text:style-name="Preformatted_20_Text"><text:soft-page-break/><text:span text:style-name="Source_20_Text"><text:s text:c="2"/>kafka_cluster {</text:span></text:p>
      <text:p text:style-name="Preformatted_20_Text"><text:span text:style-name="Source_20_Text"><text:s text:c="4"/>apache_kafka_cluster {</text:span></text:p>
      <text:p text:style-name="Preformatted_20_Text"><text:span text:style-name="Source_20_Text"><text:s text:c="6"/>bootstrap_servers = "b-1.msk:9092,b-2.msk:9092"</text:span></text:p>
      <text:p text:style-name="Preformatted_20_Text"><text:span text:style-name="Source_20_Text"><text:s text:c="6"/>vpc {</text:span></text:p>
      <text:p text:style-name="Preformatted_20_Text"><text:span text:style-name="Source_20_Text"><text:s text:c="8"/>subnets <text:s text:c="8"/>= var.subnet_ids</text:span></text:p>
      <text:p text:style-name="Preformatted_20_Text"><text:span text:style-name="Source_20_Text"><text:s text:c="8"/>security_groups = var.sg_ids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connector_configuration = {</text:span></text:p>
      <text:p text:style-name="Preformatted_20_Text"><text:span text:style-name="Source_20_Text"><text:s text:c="4"/>"connector.class" = "io.confluent.connect.http.HttpSourceConnector",</text:span></text:p>
      <text:p text:style-name="Preformatted_20_Text"><text:span text:style-name="Source_20_Text"><text:s text:c="4"/>"tasks.max" <text:s text:c="6"/>= "2",</text:span></text:p>
      <text:p text:style-name="Preformatted_20_Text"><text:span text:style-name="Source_20_Text"><text:s text:c="4"/>"http.port" <text:s text:c="6"/>= "8080",</text:span></text:p>
      <text:p text:style-name="Preformatted_20_Text"><text:span text:style-name="Source_20_Text"><text:s text:c="4"/>"http.host" <text:s text:c="6"/>= "0.0.0.0",</text:span></text:p>
      <text:p text:style-name="Preformatted_20_Text"><text:span text:style-name="Source_20_Text"><text:s text:c="4"/>"value.converter" = "org.apache.kafka.connect.storage.StringConverter",</text:span></text:p>
      <text:p text:style-name="Preformatted_20_Text"><text:span text:style-name="Source_20_Text"><text:s text:c="4"/>"http.request.paths.to.topics" = "/splunk:alerts.splunk.raw,/dynatrace:alerts.dynatrace.raw,/jenkins:alerts.jenkins.raw,/spinnaker:alerts.spinnaker.raw,/jira:alerts.jira.raw",</text:span></text:p>
      <text:p text:style-name="Preformatted_20_Text"><text:span text:style-name="Source_20_Text"><text:s text:c="4"/>"errors.tolerance" = "all",</text:span></text:p>
      <text:p text:style-name="Preformatted_20_Text"><text:span text:style-name="Source_20_Text"><text:s text:c="4"/>"errors.deadletterqueue.topic.name" = "alerts._dlq"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plugin { custom_plugin_arn = aws_mskconnect_custom_plugin.http_source.arn }</text:span></text:p>
      <text:p text:style-name="Preformatted_20_Text"><text:span text:style-name="Source_20_Text"><text:s text:c="2"/>log_delivery {</text:span></text:p>
      <text:p text:style-name="Preformatted_20_Text"><text:span text:style-name="Source_20_Text"><text:s text:c="4"/>worker_log_delivery { cloudwatch_logs { enabled = true log_group = "/msk-connect/http-source" } }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resource "aws_mskconnect_connector" "sqs_source_cloudwatch" {</text:span></text:p>
      <text:p text:style-name="Preformatted_20_Text"><text:span text:style-name="Source_20_Text"><text:s text:c="2"/>name <text:s text:c="23"/>= "alerts-sqs-source-cloudwatch"</text:span></text:p>
      <text:p text:style-name="Preformatted_20_Text"><text:span text:style-name="Source_20_Text"><text:s text:c="2"/>kafkaconnect_version <text:s text:c="7"/>= "2.7.1"</text:span></text:p>
      <text:p text:style-name="Preformatted_20_Text"><text:span text:style-name="Source_20_Text"><text:s text:c="2"/>service_execution_role_arn <text:s/>= aws_iam_role.msk_connect_role.arn</text:span></text:p>
      <text:p text:style-name="Preformatted_20_Text"/>
      <text:p text:style-name="Preformatted_20_Text"><text:span text:style-name="Source_20_Text"><text:s text:c="2"/>kafka_cluster { apache_kafka_cluster { bootstrap_servers = "b-1.msk:9092,b-2.msk:9092" vpc { subnets = var.subnet_ids security_groups = var.sg_ids } } }</text:span></text:p>
      <text:p text:style-name="Preformatted_20_Text"/>
      <text:p text:style-name="Preformatted_20_Text"><text:span text:style-name="Source_20_Text"><text:s text:c="2"/>connector_configuration = {</text:span></text:p>
      <text:p text:style-name="Preformatted_20_Text"><text:span text:style-name="Source_20_Text"><text:s text:c="4"/>"connector.class" = "io.confluent.connect.sqs.SqsSourceConnector",</text:span></text:p>
      <text:p text:style-name="Preformatted_20_Text"><text:span text:style-name="Source_20_Text"><text:s text:c="4"/>"tasks.max" <text:s text:c="6"/>= "1",</text:span></text:p>
      <text:p text:style-name="Preformatted_20_Text"><text:span text:style-name="Source_20_Text"><text:s text:c="4"/>"aws.region" <text:s text:c="5"/>= "us-east-1",</text:span></text:p>
      <text:p text:style-name="Preformatted_20_Text"><text:span text:style-name="Source_20_Text"><text:s text:c="4"/>"sqs.url" <text:s text:c="8"/>= "https://sqs.us-east-1.amazonaws.com/123456789012/cloudwatch-alerts",</text:span></text:p>
      <text:p text:style-name="Preformatted_20_Text"><text:span text:style-name="Source_20_Text"><text:s text:c="4"/>"kafka.topic" <text:s text:c="4"/>= "alerts.cloudwatch.raw",</text:span></text:p>
      <text:p text:style-name="Preformatted_20_Text"><text:span text:style-name="Source_20_Text"><text:s text:c="4"/>"value.converter" = "org.apache.kafka.connect.storage.StringConverter",</text:span></text:p>
      <text:p text:style-name="Preformatted_20_Text"><text:span text:style-name="Source_20_Text"><text:s text:c="4"/>"errors.tolerance" = "all",</text:span></text:p>
      <text:p text:style-name="Preformatted_20_Text"><text:span text:style-name="Source_20_Text"><text:s text:c="4"/>"errors.deadletterqueue.topic.name" = "alerts._dlq"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plugin { custom_plugin_arn = aws_mskconnect_custom_plugin.sqs_source.arn }</text:span></text:p>
      <text:p text:style-name="Preformatted_20_Text"><text:span text:style-name="Source_20_Text"><text:s text:c="2"/>log_delivery { worker_log_delivery { cloudwatch_logs { enabled = true log_group = "/msk-connect/sqs-source" } }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resource "aws_mskconnect_connector" "clickhouse_sink" {</text:span></text:p>
      <text:p text:style-name="Preformatted_20_Text"><text:span text:style-name="Source_20_Text"><text:s text:c="2"/>name <text:s text:c="23"/>= "clickhouse-alerts-sink"</text:span></text:p>
      <text:p text:style-name="Preformatted_20_Text"><text:span text:style-name="Source_20_Text"><text:s text:c="2"/>kafkaconnect_version <text:s text:c="7"/>= "2.7.1"</text:span></text:p>
      <text:p text:style-name="Preformatted_20_Text"><text:span text:style-name="Source_20_Text"><text:s text:c="2"/>service_execution_role_arn <text:s/>= aws_iam_role.msk_connect_role.arn</text:span></text:p>
      <text:p text:style-name="Preformatted_20_Text"><text:soft-page-break/></text:p>
      <text:p text:style-name="Preformatted_20_Text"><text:span text:style-name="Source_20_Text"><text:s text:c="2"/>kafka_cluster { apache_kafka_cluster { bootstrap_servers = "b-1.msk:9092,b-2.msk:9092" vpc { subnets = var.subnet_ids security_groups = var.sg_ids } } }</text:span></text:p>
      <text:p text:style-name="Preformatted_20_Text"/>
      <text:p text:style-name="Preformatted_20_Text"><text:span text:style-name="Source_20_Text"><text:s text:c="2"/>connector_configuration = {</text:span></text:p>
      <text:p text:style-name="Preformatted_20_Text"><text:span text:style-name="Source_20_Text"><text:s text:c="4"/>"connector.class" = "com.clickhouse.kafka.connect.ClickHouseSinkConnector",</text:span></text:p>
      <text:p text:style-name="Preformatted_20_Text"><text:span text:style-name="Source_20_Text"><text:s text:c="4"/>"tasks.max" <text:s text:c="6"/>= "1",</text:span></text:p>
      <text:p text:style-name="Preformatted_20_Text"><text:span text:style-name="Source_20_Text"><text:s text:c="4"/>"topics" <text:s text:c="9"/>= "alerts.normalized.v1",</text:span></text:p>
      <text:p text:style-name="Preformatted_20_Text"><text:span text:style-name="Source_20_Text"><text:s text:c="4"/>"clickhouse.server.url" = "http://clickhouse.internal:8123",</text:span></text:p>
      <text:p text:style-name="Preformatted_20_Text"><text:span text:style-name="Source_20_Text"><text:s text:c="4"/>"clickhouse.database" <text:s text:c="2"/>= "observability",</text:span></text:p>
      <text:p text:style-name="Preformatted_20_Text"><text:span text:style-name="Source_20_Text"><text:s text:c="4"/>"clickhouse.table" <text:s text:c="5"/>= "alerts",</text:span></text:p>
      <text:p text:style-name="Preformatted_20_Text"><text:span text:style-name="Source_20_Text"><text:s text:c="4"/>"key.converter" <text:s text:c="8"/>= "org.apache.kafka.connect.storage.StringConverter",</text:span></text:p>
      <text:p text:style-name="Preformatted_20_Text"><text:span text:style-name="Source_20_Text"><text:s text:c="4"/>"value.converter" <text:s text:c="6"/>= "org.apache.kafka.connect.json.JsonConverter",</text:span></text:p>
      <text:p text:style-name="Preformatted_20_Text"><text:span text:style-name="Source_20_Text"><text:s text:c="4"/>"value.converter.schemas.enable" = "false",</text:span></text:p>
      <text:p text:style-name="Preformatted_20_Text"><text:span text:style-name="Source_20_Text"><text:s text:c="4"/>"auto.create.tables" <text:s text:c="3"/>= "false",</text:span></text:p>
      <text:p text:style-name="Preformatted_20_Text"><text:span text:style-name="Source_20_Text"><text:s text:c="4"/>"insert.mode" <text:s text:c="10"/>= "insert",</text:span></text:p>
      <text:p text:style-name="Preformatted_20_Text"><text:span text:style-name="Source_20_Text"><text:s text:c="4"/>"errors.tolerance" = "all",</text:span></text:p>
      <text:p text:style-name="Preformatted_20_Text"><text:span text:style-name="Source_20_Text"><text:s text:c="4"/>"errors.deadletterqueue.topic.name" = "alerts._dlq"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plugin { custom_plugin_arn = aws_mskconnect_custom_plugin.clickhouse_sink.arn }</text:span></text:p>
      <text:p text:style-name="Preformatted_20_Text"><text:span text:style-name="Source_20_Text"><text:s text:c="2"/>log_delivery { worker_log_delivery { cloudwatch_logs { enabled = true log_group = "/msk-connect/clickhouse-sink" } } }</text:span></text:p>
      <text:p text:style-name="P1"><text:span text:style-name="Source_20_Text">}</text:span></text:p>
      <text:p text:style-name="Text_20_body"><text:span text:style-name="Strong_20_Emphasis">4) Networking notes</text:span></text:p>
      <text:list text:style-name="L11">
        <text:list-item>
          <text:p text:style-name="P14">Security groups must allow Connect workers to reach MSK brokers (Plaintext or TLS) and <text:span text:style-name="Strong_20_Emphasis">ClickHouse 8123</text:span>.</text:p>
        </text:list-item>
        <text:list-item>
          <text:p text:style-name="P14">Place an <text:span text:style-name="Strong_20_Emphasis">ALB/NLB</text:span> in front of the HTTP Source task subnets, attach TLS certificate, and restrict with WAF or OIDC.</text:p>
        </text:list-item>
        <text:list-item>
          <text:p text:style-name="P14">For private-only ingestion, use Internal ALB + PrivateLink or VPN.</text:p>
        </text:list-item>
      </text:list>
      <text:p text:style-name="Horizontal_20_Line"/>
      <text:p text:style-name="Text_20_body"><text:span text:style-name="Strong_20_Emphasis">Deploy order (PoC)</text:span></text:p>
      <text:list text:style-name="L12">
        <text:list-item>
          <text:p text:style-name="P15">Create MSK cluster + topics.</text:p>
        </text:list-item>
        <text:list-item>
          <text:p text:style-name="P15">Apply IAM + plugins + connectors with Terraform.</text:p>
        </text:list-item>
        <text:list-item>
          <text:p text:style-name="P15">Stand up ksqlDB/Flink and apply normalization.</text:p>
        </text:list-item>
        <text:list-item>
          <text:p text:style-name="P15">Create ClickHouse tables / MV or run the ClickHouse Sink connector.</text:p>
        </text:list-item>
        <text:list-item>
          <text:p text:style-name="P15">Fire a test webhook (Splunk) → verify in <text:span text:style-name="Source_20_Text">alerts.normalized.v1</text:span> → verify rows in <text:span text:style-name="Source_20_Text">observability.alerts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7:47:15.579721652</meta:creation-date>
    <dc:date>2025-10-25T17:52:20.207395004</dc:date>
    <meta:editing-duration>PT5M5S</meta:editing-duration>
    <meta:editing-cycles>1</meta:editing-cycles>
    <meta:document-statistic meta:table-count="0" meta:image-count="0" meta:object-count="0" meta:page-count="15" meta:paragraph-count="554" meta:word-count="2602" meta:character-count="25248" meta:non-whitespace-character-count="21998"/>
    <meta:generator>LibreOffice/24.2.7.2$Linux_X86_64 LibreOffice_project/420$Build-2</meta:generator>
  </office:meta>
</office:document-meta>
</file>